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A4000001A4DE37831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8.944cm" fo:margin-left="-0.191cm" table:align="left" style:writing-mode="lr-tb"/>
    </style:style>
    <style:style style:name="Tabela1.A" style:family="table-column">
      <style:table-column-properties style:column-width="18.94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cc" fo:padding-left="0.191cm" fo:padding-right="0.191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5.468cm" fo:margin-left="0.09cm" table:align="left" style:writing-mode="lr-tb"/>
    </style:style>
    <style:style style:name="Tabela2.A" style:family="table-column">
      <style:table-column-properties style:column-width="0.626cm"/>
    </style:style>
    <style:style style:name="Tabela2.B" style:family="table-column">
      <style:table-column-properties style:column-width="14.84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" style:family="table">
      <style:table-properties style:width="15.468cm" fo:margin-left="0.081cm" table:align="left" style:writing-mode="lr-tb"/>
    </style:style>
    <style:style style:name="Tabela3.A" style:family="table-column">
      <style:table-column-properties style:column-width="15.46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" style:family="table">
      <style:table-properties style:width="15.468cm" fo:margin-left="0.09cm" table:align="left" style:writing-mode="lr-tb"/>
    </style:style>
    <style:style style:name="Tabela4.A" style:family="table-column">
      <style:table-column-properties style:column-width="0.626cm"/>
    </style:style>
    <style:style style:name="Tabela4.B" style:family="table-column">
      <style:table-column-properties style:column-width="14.84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" style:family="table">
      <style:table-properties style:width="15.468cm" fo:margin-left="0.081cm" table:align="left" style:writing-mode="lr-tb"/>
    </style:style>
    <style:style style:name="Tabela5.A" style:family="table-column">
      <style:table-column-properties style:column-width="15.46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" style:family="table">
      <style:table-properties style:width="15.468cm" fo:margin-left="0.09cm" table:align="left" style:writing-mode="lr-tb"/>
    </style:style>
    <style:style style:name="Tabela6.A" style:family="table-column">
      <style:table-column-properties style:column-width="0.626cm"/>
    </style:style>
    <style:style style:name="Tabela6.B" style:family="table-column">
      <style:table-column-properties style:column-width="14.84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" style:family="table">
      <style:table-properties style:width="15.468cm" fo:margin-left="0.081cm" table:align="left" style:writing-mode="lr-tb"/>
    </style:style>
    <style:style style:name="Tabela7.A" style:family="table-column">
      <style:table-column-properties style:column-width="15.46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8" style:family="table">
      <style:table-properties style:width="15.468cm" fo:margin-left="0.09cm" table:align="left" style:writing-mode="lr-tb"/>
    </style:style>
    <style:style style:name="Tabela8.A" style:family="table-column">
      <style:table-column-properties style:column-width="0.626cm"/>
    </style:style>
    <style:style style:name="Tabela8.B" style:family="table-column">
      <style:table-column-properties style:column-width="14.841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9" style:family="table">
      <style:table-properties style:width="15.468cm" fo:margin-left="0.081cm" table:align="left" style:writing-mode="lr-tb"/>
    </style:style>
    <style:style style:name="Tabela9.A" style:family="table-column">
      <style:table-column-properties style:column-width="15.46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3" style:family="table">
      <style:table-properties style:width="15.468cm" fo:margin-left="0.09cm" table:align="left" style:writing-mode="lr-tb"/>
    </style:style>
    <style:style style:name="Tabela73.A" style:family="table-column">
      <style:table-column-properties style:column-width="0.626cm"/>
    </style:style>
    <style:style style:name="Tabela73.B" style:family="table-column">
      <style:table-column-properties style:column-width="14.841cm"/>
    </style:style>
    <style:style style:name="Tabela73.1" style:family="table-row">
      <style:table-row-properties fo:keep-together="auto"/>
    </style:style>
    <style:style style:name="Tabela73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3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4" style:family="table">
      <style:table-properties style:width="15.468cm" fo:margin-left="0.081cm" table:align="left" style:writing-mode="lr-tb"/>
    </style:style>
    <style:style style:name="Tabela74.A" style:family="table-column">
      <style:table-column-properties style:column-width="15.468cm"/>
    </style:style>
    <style:style style:name="Tabela74.1" style:family="table-row">
      <style:table-row-properties fo:keep-together="auto"/>
    </style:style>
    <style:style style:name="Tabela74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0" style:family="table">
      <style:table-properties style:width="15.468cm" fo:margin-left="0.09cm" table:align="left" style:writing-mode="lr-tb"/>
    </style:style>
    <style:style style:name="Tabela10.A" style:family="table-column">
      <style:table-column-properties style:column-width="0.626cm"/>
    </style:style>
    <style:style style:name="Tabela10.B" style:family="table-column">
      <style:table-column-properties style:column-width="14.841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1" style:family="table">
      <style:table-properties style:width="15.468cm" fo:margin-left="0.081cm" table:align="left" style:writing-mode="lr-tb"/>
    </style:style>
    <style:style style:name="Tabela11.A" style:family="table-column">
      <style:table-column-properties style:column-width="15.468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2" style:family="table">
      <style:table-properties style:width="15.468cm" fo:margin-left="0.09cm" table:align="left" style:writing-mode="lr-tb"/>
    </style:style>
    <style:style style:name="Tabela12.A" style:family="table-column">
      <style:table-column-properties style:column-width="0.626cm"/>
    </style:style>
    <style:style style:name="Tabela12.B" style:family="table-column">
      <style:table-column-properties style:column-width="14.841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3" style:family="table">
      <style:table-properties style:width="15.468cm" fo:margin-left="0.081cm" table:align="left" style:writing-mode="lr-tb"/>
    </style:style>
    <style:style style:name="Tabela13.A" style:family="table-column">
      <style:table-column-properties style:column-width="15.468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4" style:family="table">
      <style:table-properties style:width="15.468cm" fo:margin-left="0.09cm" table:align="left" style:writing-mode="lr-tb"/>
    </style:style>
    <style:style style:name="Tabela14.A" style:family="table-column">
      <style:table-column-properties style:column-width="0.626cm"/>
    </style:style>
    <style:style style:name="Tabela14.B" style:family="table-column">
      <style:table-column-properties style:column-width="14.841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5" style:family="table">
      <style:table-properties style:width="15.468cm" fo:margin-left="0.081cm" table:align="left" style:writing-mode="lr-tb"/>
    </style:style>
    <style:style style:name="Tabela15.A" style:family="table-column">
      <style:table-column-properties style:column-width="15.468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6" style:family="table">
      <style:table-properties style:width="15.468cm" fo:margin-left="0.09cm" table:align="left" style:writing-mode="lr-tb"/>
    </style:style>
    <style:style style:name="Tabela16.A" style:family="table-column">
      <style:table-column-properties style:column-width="0.626cm"/>
    </style:style>
    <style:style style:name="Tabela16.B" style:family="table-column">
      <style:table-column-properties style:column-width="14.841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7" style:family="table">
      <style:table-properties style:width="15.468cm" fo:margin-left="0.081cm" table:align="left" style:writing-mode="lr-tb"/>
    </style:style>
    <style:style style:name="Tabela17.A" style:family="table-column">
      <style:table-column-properties style:column-width="15.46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8" style:family="table">
      <style:table-properties style:width="15.468cm" fo:margin-left="0.09cm" table:align="left" style:writing-mode="lr-tb"/>
    </style:style>
    <style:style style:name="Tabela18.A" style:family="table-column">
      <style:table-column-properties style:column-width="0.626cm"/>
    </style:style>
    <style:style style:name="Tabela18.B" style:family="table-column">
      <style:table-column-properties style:column-width="14.841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1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19" style:family="table">
      <style:table-properties style:width="15.468cm" fo:margin-left="0.081cm" table:align="left" style:writing-mode="lr-tb"/>
    </style:style>
    <style:style style:name="Tabela19.A" style:family="table-column">
      <style:table-column-properties style:column-width="15.468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4" style:family="table">
      <style:table-properties style:width="15.468cm" fo:margin-left="0.09cm" table:align="left" style:writing-mode="lr-tb"/>
    </style:style>
    <style:style style:name="Tabela24.A" style:family="table-column">
      <style:table-column-properties style:column-width="0.626cm"/>
    </style:style>
    <style:style style:name="Tabela24.B" style:family="table-column">
      <style:table-column-properties style:column-width="14.841cm"/>
    </style:style>
    <style:style style:name="Tabela24.1" style:family="table-row">
      <style:table-row-properties fo:keep-together="auto"/>
    </style:style>
    <style:style style:name="Tabela2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5" style:family="table">
      <style:table-properties style:width="15.468cm" fo:margin-left="0.081cm" table:align="left" style:writing-mode="lr-tb"/>
    </style:style>
    <style:style style:name="Tabela25.A" style:family="table-column">
      <style:table-column-properties style:column-width="15.468cm"/>
    </style:style>
    <style:style style:name="Tabela25.1" style:family="table-row">
      <style:table-row-properties fo:keep-together="auto"/>
    </style:style>
    <style:style style:name="Tabela2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6" style:family="table">
      <style:table-properties style:width="15.468cm" fo:margin-left="0.09cm" table:align="left" style:writing-mode="lr-tb"/>
    </style:style>
    <style:style style:name="Tabela26.A" style:family="table-column">
      <style:table-column-properties style:column-width="0.626cm"/>
    </style:style>
    <style:style style:name="Tabela26.B" style:family="table-column">
      <style:table-column-properties style:column-width="14.841cm"/>
    </style:style>
    <style:style style:name="Tabela26.1" style:family="table-row">
      <style:table-row-properties fo:keep-together="auto"/>
    </style:style>
    <style:style style:name="Tabela2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7" style:family="table">
      <style:table-properties style:width="15.468cm" fo:margin-left="0.081cm" table:align="left" style:writing-mode="lr-tb"/>
    </style:style>
    <style:style style:name="Tabela27.A" style:family="table-column">
      <style:table-column-properties style:column-width="15.468cm"/>
    </style:style>
    <style:style style:name="Tabela27.1" style:family="table-row">
      <style:table-row-properties fo:keep-together="auto"/>
    </style:style>
    <style:style style:name="Tabela2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8" style:family="table">
      <style:table-properties style:width="15.468cm" fo:margin-left="0.09cm" table:align="left" style:writing-mode="lr-tb"/>
    </style:style>
    <style:style style:name="Tabela28.A" style:family="table-column">
      <style:table-column-properties style:column-width="0.626cm"/>
    </style:style>
    <style:style style:name="Tabela28.B" style:family="table-column">
      <style:table-column-properties style:column-width="14.841cm"/>
    </style:style>
    <style:style style:name="Tabela28.1" style:family="table-row">
      <style:table-row-properties fo:keep-together="auto"/>
    </style:style>
    <style:style style:name="Tabela2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2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29" style:family="table">
      <style:table-properties style:width="15.468cm" fo:margin-left="0.081cm" table:align="left" style:writing-mode="lr-tb"/>
    </style:style>
    <style:style style:name="Tabela29.A" style:family="table-column">
      <style:table-column-properties style:column-width="15.468cm"/>
    </style:style>
    <style:style style:name="Tabela29.1" style:family="table-row">
      <style:table-row-properties fo:keep-together="auto"/>
    </style:style>
    <style:style style:name="Tabela2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0" style:family="table">
      <style:table-properties style:width="15.468cm" fo:margin-left="0.09cm" table:align="left" style:writing-mode="lr-tb"/>
    </style:style>
    <style:style style:name="Tabela30.A" style:family="table-column">
      <style:table-column-properties style:column-width="0.626cm"/>
    </style:style>
    <style:style style:name="Tabela30.B" style:family="table-column">
      <style:table-column-properties style:column-width="14.841cm"/>
    </style:style>
    <style:style style:name="Tabela30.1" style:family="table-row">
      <style:table-row-properties fo:keep-together="auto"/>
    </style:style>
    <style:style style:name="Tabela3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1" style:family="table">
      <style:table-properties style:width="15.468cm" fo:margin-left="0.081cm" table:align="left" style:writing-mode="lr-tb"/>
    </style:style>
    <style:style style:name="Tabela31.A" style:family="table-column">
      <style:table-column-properties style:column-width="15.468cm"/>
    </style:style>
    <style:style style:name="Tabela31.1" style:family="table-row">
      <style:table-row-properties fo:keep-together="auto"/>
    </style:style>
    <style:style style:name="Tabela3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9" style:family="table">
      <style:table-properties style:width="15.468cm" fo:margin-left="0.09cm" table:align="left" style:writing-mode="lr-tb"/>
    </style:style>
    <style:style style:name="Tabela59.A" style:family="table-column">
      <style:table-column-properties style:column-width="0.626cm"/>
    </style:style>
    <style:style style:name="Tabela59.B" style:family="table-column">
      <style:table-column-properties style:column-width="14.841cm"/>
    </style:style>
    <style:style style:name="Tabela59.1" style:family="table-row">
      <style:table-row-properties fo:keep-together="auto"/>
    </style:style>
    <style:style style:name="Tabela59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9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0" style:family="table">
      <style:table-properties style:width="15.468cm" fo:margin-left="0.081cm" table:align="left" style:writing-mode="lr-tb"/>
    </style:style>
    <style:style style:name="Tabela60.A" style:family="table-column">
      <style:table-column-properties style:column-width="15.468cm"/>
    </style:style>
    <style:style style:name="Tabela60.1" style:family="table-row">
      <style:table-row-properties fo:keep-together="auto"/>
    </style:style>
    <style:style style:name="Tabela60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5" style:family="table">
      <style:table-properties style:width="15.468cm" fo:margin-left="0.09cm" table:align="left" style:writing-mode="lr-tb"/>
    </style:style>
    <style:style style:name="Tabela65.A" style:family="table-column">
      <style:table-column-properties style:column-width="0.626cm"/>
    </style:style>
    <style:style style:name="Tabela65.B" style:family="table-column">
      <style:table-column-properties style:column-width="14.841cm"/>
    </style:style>
    <style:style style:name="Tabela65.1" style:family="table-row">
      <style:table-row-properties fo:keep-together="auto"/>
    </style:style>
    <style:style style:name="Tabela65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65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66" style:family="table">
      <style:table-properties style:width="15.468cm" fo:margin-left="0.081cm" table:align="left" style:writing-mode="lr-tb"/>
    </style:style>
    <style:style style:name="Tabela66.A" style:family="table-column">
      <style:table-column-properties style:column-width="15.468cm"/>
    </style:style>
    <style:style style:name="Tabela66.1" style:family="table-row">
      <style:table-row-properties fo:keep-together="auto"/>
    </style:style>
    <style:style style:name="Tabela66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6" style:family="table">
      <style:table-properties style:width="15.468cm" fo:margin-left="0.09cm" table:align="left" style:writing-mode="lr-tb"/>
    </style:style>
    <style:style style:name="Tabela36.A" style:family="table-column">
      <style:table-column-properties style:column-width="0.626cm"/>
    </style:style>
    <style:style style:name="Tabela36.B" style:family="table-column">
      <style:table-column-properties style:column-width="14.841cm"/>
    </style:style>
    <style:style style:name="Tabela36.1" style:family="table-row">
      <style:table-row-properties fo:keep-together="auto"/>
    </style:style>
    <style:style style:name="Tabela3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7" style:family="table">
      <style:table-properties style:width="15.468cm" fo:margin-left="0.081cm" table:align="left" style:writing-mode="lr-tb"/>
    </style:style>
    <style:style style:name="Tabela37.A" style:family="table-column">
      <style:table-column-properties style:column-width="15.468cm"/>
    </style:style>
    <style:style style:name="Tabela37.1" style:family="table-row">
      <style:table-row-properties fo:keep-together="auto"/>
    </style:style>
    <style:style style:name="Tabela3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8" style:family="table">
      <style:table-properties style:width="15.468cm" fo:margin-left="0.09cm" table:align="left" style:writing-mode="lr-tb"/>
    </style:style>
    <style:style style:name="Tabela38.A" style:family="table-column">
      <style:table-column-properties style:column-width="0.626cm"/>
    </style:style>
    <style:style style:name="Tabela38.B" style:family="table-column">
      <style:table-column-properties style:column-width="14.841cm"/>
    </style:style>
    <style:style style:name="Tabela38.1" style:family="table-row">
      <style:table-row-properties fo:keep-together="auto"/>
    </style:style>
    <style:style style:name="Tabela38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38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39" style:family="table">
      <style:table-properties style:width="15.468cm" fo:margin-left="0.081cm" table:align="left" style:writing-mode="lr-tb"/>
    </style:style>
    <style:style style:name="Tabela39.A" style:family="table-column">
      <style:table-column-properties style:column-width="15.468cm"/>
    </style:style>
    <style:style style:name="Tabela39.1" style:family="table-row">
      <style:table-row-properties fo:keep-together="auto"/>
    </style:style>
    <style:style style:name="Tabela39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0" style:family="table">
      <style:table-properties style:width="15.468cm" fo:margin-left="0.09cm" table:align="left" style:writing-mode="lr-tb"/>
    </style:style>
    <style:style style:name="Tabela40.A" style:family="table-column">
      <style:table-column-properties style:column-width="0.626cm"/>
    </style:style>
    <style:style style:name="Tabela40.B" style:family="table-column">
      <style:table-column-properties style:column-width="14.841cm"/>
    </style:style>
    <style:style style:name="Tabela40.1" style:family="table-row">
      <style:table-row-properties fo:keep-together="auto"/>
    </style:style>
    <style:style style:name="Tabela4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1" style:family="table">
      <style:table-properties style:width="15.468cm" fo:margin-left="0.081cm" table:align="left" style:writing-mode="lr-tb"/>
    </style:style>
    <style:style style:name="Tabela41.A" style:family="table-column">
      <style:table-column-properties style:column-width="15.468cm"/>
    </style:style>
    <style:style style:name="Tabela41.1" style:family="table-row">
      <style:table-row-properties fo:keep-together="auto"/>
    </style:style>
    <style:style style:name="Tabela4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2" style:family="table">
      <style:table-properties style:width="15.468cm" fo:margin-left="0.09cm" table:align="left" style:writing-mode="lr-tb"/>
    </style:style>
    <style:style style:name="Tabela42.A" style:family="table-column">
      <style:table-column-properties style:column-width="0.626cm"/>
    </style:style>
    <style:style style:name="Tabela42.B" style:family="table-column">
      <style:table-column-properties style:column-width="14.841cm"/>
    </style:style>
    <style:style style:name="Tabela42.1" style:family="table-row">
      <style:table-row-properties fo:keep-together="auto"/>
    </style:style>
    <style:style style:name="Tabela4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3" style:family="table">
      <style:table-properties style:width="15.468cm" fo:margin-left="0.081cm" table:align="left" style:writing-mode="lr-tb"/>
    </style:style>
    <style:style style:name="Tabela43.A" style:family="table-column">
      <style:table-column-properties style:column-width="15.468cm"/>
    </style:style>
    <style:style style:name="Tabela43.1" style:family="table-row">
      <style:table-row-properties fo:keep-together="auto"/>
    </style:style>
    <style:style style:name="Tabela4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1" style:family="table">
      <style:table-properties style:width="15.468cm" fo:margin-left="0.09cm" table:align="left" style:writing-mode="lr-tb"/>
    </style:style>
    <style:style style:name="Tabela71.A" style:family="table-column">
      <style:table-column-properties style:column-width="0.626cm"/>
    </style:style>
    <style:style style:name="Tabela71.B" style:family="table-column">
      <style:table-column-properties style:column-width="14.841cm"/>
    </style:style>
    <style:style style:name="Tabela71.1" style:family="table-row">
      <style:table-row-properties fo:keep-together="auto"/>
    </style:style>
    <style:style style:name="Tabela71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71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72" style:family="table">
      <style:table-properties style:width="15.468cm" fo:margin-left="0.081cm" table:align="left" style:writing-mode="lr-tb"/>
    </style:style>
    <style:style style:name="Tabela72.A" style:family="table-column">
      <style:table-column-properties style:column-width="15.468cm"/>
    </style:style>
    <style:style style:name="Tabela72.1" style:family="table-row">
      <style:table-row-properties fo:keep-together="auto"/>
    </style:style>
    <style:style style:name="Tabela72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4" style:family="table">
      <style:table-properties style:width="15.468cm" fo:margin-left="0.09cm" table:align="left" style:writing-mode="lr-tb"/>
    </style:style>
    <style:style style:name="Tabela44.A" style:family="table-column">
      <style:table-column-properties style:column-width="0.626cm"/>
    </style:style>
    <style:style style:name="Tabela44.B" style:family="table-column">
      <style:table-column-properties style:column-width="14.841cm"/>
    </style:style>
    <style:style style:name="Tabela44.1" style:family="table-row">
      <style:table-row-properties fo:keep-together="auto"/>
    </style:style>
    <style:style style:name="Tabela4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4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45" style:family="table">
      <style:table-properties style:width="15.468cm" fo:margin-left="0.081cm" table:align="left" style:writing-mode="lr-tb"/>
    </style:style>
    <style:style style:name="Tabela45.A" style:family="table-column">
      <style:table-column-properties style:column-width="15.468cm"/>
    </style:style>
    <style:style style:name="Tabela45.1" style:family="table-row">
      <style:table-row-properties fo:keep-together="auto"/>
    </style:style>
    <style:style style:name="Tabela4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0" style:family="table">
      <style:table-properties style:width="15.468cm" fo:margin-left="0.09cm" table:align="left" style:writing-mode="lr-tb"/>
    </style:style>
    <style:style style:name="Tabela50.A" style:family="table-column">
      <style:table-column-properties style:column-width="0.626cm"/>
    </style:style>
    <style:style style:name="Tabela50.B" style:family="table-column">
      <style:table-column-properties style:column-width="14.841cm"/>
    </style:style>
    <style:style style:name="Tabela50.1" style:family="table-row">
      <style:table-row-properties fo:keep-together="auto"/>
    </style:style>
    <style:style style:name="Tabela50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0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1" style:family="table">
      <style:table-properties style:width="15.468cm" fo:margin-left="0.081cm" table:align="left" style:writing-mode="lr-tb"/>
    </style:style>
    <style:style style:name="Tabela51.A" style:family="table-column">
      <style:table-column-properties style:column-width="15.468cm"/>
    </style:style>
    <style:style style:name="Tabela51.1" style:family="table-row">
      <style:table-row-properties fo:keep-together="auto"/>
    </style:style>
    <style:style style:name="Tabela51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2" style:family="table">
      <style:table-properties style:width="15.468cm" fo:margin-left="0.09cm" table:align="left" style:writing-mode="lr-tb"/>
    </style:style>
    <style:style style:name="Tabela52.A" style:family="table-column">
      <style:table-column-properties style:column-width="0.626cm"/>
    </style:style>
    <style:style style:name="Tabela52.B" style:family="table-column">
      <style:table-column-properties style:column-width="14.841cm"/>
    </style:style>
    <style:style style:name="Tabela52.1" style:family="table-row">
      <style:table-row-properties fo:keep-together="auto"/>
    </style:style>
    <style:style style:name="Tabela52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2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3" style:family="table">
      <style:table-properties style:width="15.468cm" fo:margin-left="0.081cm" table:align="left" style:writing-mode="lr-tb"/>
    </style:style>
    <style:style style:name="Tabela53.A" style:family="table-column">
      <style:table-column-properties style:column-width="15.468cm"/>
    </style:style>
    <style:style style:name="Tabela53.1" style:family="table-row">
      <style:table-row-properties fo:keep-together="auto"/>
    </style:style>
    <style:style style:name="Tabela53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4" style:family="table">
      <style:table-properties style:width="15.468cm" fo:margin-left="0.09cm" table:align="left" style:writing-mode="lr-tb"/>
    </style:style>
    <style:style style:name="Tabela54.A" style:family="table-column">
      <style:table-column-properties style:column-width="0.626cm"/>
    </style:style>
    <style:style style:name="Tabela54.B" style:family="table-column">
      <style:table-column-properties style:column-width="14.841cm"/>
    </style:style>
    <style:style style:name="Tabela54.1" style:family="table-row">
      <style:table-row-properties fo:keep-together="auto"/>
    </style:style>
    <style:style style:name="Tabela54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4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5" style:family="table">
      <style:table-properties style:width="15.468cm" fo:margin-left="0.081cm" table:align="left" style:writing-mode="lr-tb"/>
    </style:style>
    <style:style style:name="Tabela55.A" style:family="table-column">
      <style:table-column-properties style:column-width="15.468cm"/>
    </style:style>
    <style:style style:name="Tabela55.1" style:family="table-row">
      <style:table-row-properties fo:keep-together="auto"/>
    </style:style>
    <style:style style:name="Tabela55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6" style:family="table">
      <style:table-properties style:width="15.468cm" fo:margin-left="0.09cm" table:align="left" style:writing-mode="lr-tb"/>
    </style:style>
    <style:style style:name="Tabela56.A" style:family="table-column">
      <style:table-column-properties style:column-width="0.626cm"/>
    </style:style>
    <style:style style:name="Tabela56.B" style:family="table-column">
      <style:table-column-properties style:column-width="14.841cm"/>
    </style:style>
    <style:style style:name="Tabela56.1" style:family="table-row">
      <style:table-row-properties fo:keep-together="auto"/>
    </style:style>
    <style:style style:name="Tabela56.A1" style:family="table-cell">
      <style:table-cell-properties style:vertical-align="middle" fo:padding-left="0.101cm" fo:padding-right="0.101cm" fo:padding-top="0cm" fo:padding-bottom="0cm" fo:border="none" style:writing-mode="lr-tb"/>
    </style:style>
    <style:style style:name="Tabela56.B1" style:family="table-cell">
      <style:table-cell-properties style:vertical-align="top" fo:background-color="#efefff" fo:padding-left="0.101cm" fo:padding-right="0.101cm" fo:padding-top="0cm" fo:padding-bottom="0cm" fo:border="0.5pt solid #c0c0c0" style:writing-mode="lr-tb">
        <style:background-image/>
      </style:table-cell-properties>
    </style:style>
    <style:style style:name="Tabela57" style:family="table">
      <style:table-properties style:width="15.468cm" fo:margin-left="0.081cm" table:align="left" style:writing-mode="lr-tb"/>
    </style:style>
    <style:style style:name="Tabela57.A" style:family="table-column">
      <style:table-column-properties style:column-width="15.468cm"/>
    </style:style>
    <style:style style:name="Tabela57.1" style:family="table-row">
      <style:table-row-properties fo:keep-together="auto"/>
    </style:style>
    <style:style style:name="Tabela57.A1" style:family="table-cell">
      <style:table-cell-properties style:vertical-align="middle" fo:background-color="#e6e6e6" fo:padding-left="0.101cm" fo:padding-right="0.101cm" fo:padding-top="0cm" fo:padding-bottom="0cm" fo:border="0.5pt solid #c0c0c0" style:writing-mode="lr-tb">
        <style:background-image/>
      </style:table-cell-properties>
    </style:style>
    <style:style style:name="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P3" style:family="paragraph" style:parent-style-name="Standard">
      <style:text-properties style:font-name="Verdana" fo:font-size="10pt" style:text-underline-style="none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fo:font-weight="bold" fo:background-color="#ffffff" style:font-size-asian="10pt" style:font-weight-asian="bold" style:font-name-complex="Verdana" style:font-size-complex="10pt" style:font-weight-complex="bold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name-complex="Verdana" style:font-size-complex="10pt"/>
    </style:style>
    <style:style style:name="P7" style:family="paragraph" style:parent-style-name="Standard">
      <style:paragraph-properties style:text-autospace="none"/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P8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style:text-autospace="none"/>
      <style:text-properties style:font-name="Verdana" fo:font-size="10pt" style:font-size-asian="10pt" style:font-size-complex="10pt"/>
    </style:style>
    <style:style style:name="P10" style:family="paragraph" style:parent-style-name="Standard">
      <style:text-properties style:font-name="Verdana" fo:font-size="12pt" style:font-size-asian="12pt" style:font-name-complex="Verdana" style:font-size-complex="12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orphans="0" fo:widows="0" style:text-autospace="none"/>
      <style:text-properties style:font-name="Courier New" fo:font-size="10pt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17" style:family="paragraph" style:parent-style-name="Standard">
      <style:text-properties style:font-name="Courier New" fo:font-size="10pt" fo:background-color="#ffffff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style:font-name="Courier New" fo:font-size="10pt" fo:background-color="#ffffff" style:font-size-asian="10pt" style:font-name-complex="Courier New" style:font-size-complex="10pt"/>
    </style:style>
    <style:style style:name="P19" style:family="paragraph" style:parent-style-name="Standard">
      <style:text-properties style:font-name="Courier New" fo:font-size="10pt" style:text-underline-style="none" style:font-size-asian="10pt" style:font-name-complex="Courier New" style:font-size-complex="10pt"/>
    </style:style>
    <style:style style:name="P20" style:family="paragraph" style:parent-style-name="Standard">
      <style:paragraph-properties fo:orphans="0" fo:widows="0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paragraph-properties fo:orphans="0" fo:widows="0" style:text-autospace="none"/>
      <style:text-properties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text-properties style:font-name="Courier New" fo:font-size="9pt" style:font-size-asian="9pt" style:font-name-complex="Courier New" style:font-size-complex="9pt"/>
    </style:style>
    <style:style style:name="P23" style:family="paragraph" style:parent-style-name="Standard"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4" style:family="paragraph" style:parent-style-name="Standard">
      <style:paragraph-properties fo:orphans="0" fo:widows="0" style:text-autospace="none"/>
      <style:text-properties fo:color="#000000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text-properties fo:color="#000000" style:font-name="Courier New" fo:font-size="10pt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fo:color="#000000" style:font-name="Courier New" fo:font-size="10pt" style:font-size-asian="10pt" style:font-name-complex="Courier New" style:font-size-complex="10pt"/>
    </style:style>
    <style:style style:name="P27" style:family="paragraph" style:parent-style-name="Standard">
      <style:text-properties fo:color="#000000" style:font-name="Courier New" fo:font-size="10pt" fo:background-color="#ffffff" style:font-size-asian="10pt" style:font-name-complex="Courier New" style:font-size-complex="10pt"/>
    </style:style>
    <style:style style:name="P28" style:family="paragraph" style:parent-style-name="Standard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P29" style:family="paragraph" style:parent-style-name="Standard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orphans="0" fo:widows="0" style:text-autospace="none"/>
      <style:text-properties fo:color="#000000" style:font-name="Courier New" fo:font-size="10pt" fo:language="zxx" fo:country="none" fo:font-weight="normal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32" style:family="paragraph" style:parent-style-name="Standard">
      <style:paragraph-properties fo:orphans="0" fo:widows="0" style:text-autospace="none"/>
      <style:text-properties fo:color="#000000" style:font-name="Courier New" fo:font-size="10pt" fo:font-weight="normal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text-align="end" style:justify-single-word="false"/>
    </style:style>
    <style:style style:name="P34" style:family="paragraph" style:parent-style-name="Standard">
      <style:paragraph-properties fo:orphans="0" fo:widows="0" style:text-autospace="none"/>
      <style:text-properties fo:color="#80808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orphans="0" fo:widows="0" style:text-autospace="none"/>
      <style:text-properties fo:color="#808080" style:font-name="Courier New" fo:font-size="10pt" style:font-size-asian="10pt" style:font-name-complex="Courier New" style:font-size-complex="10pt"/>
    </style:style>
    <style:style style:name="P36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37" style:family="paragraph" style:parent-style-name="Standard">
      <style:paragraph-properties fo:orphans="0" fo:widows="0" style:text-autospace="none"/>
      <style:text-properties fo:color="#808080" style:font-name="Courier New" fo:font-size="10pt" fo:language="zxx" fo:country="none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8" style:family="paragraph" style:parent-style-name="Standard">
      <style:paragraph-properties style:text-autospace="none"/>
    </style:style>
    <style:style style:name="P39" style:family="paragraph" style:parent-style-name="Standard">
      <style:paragraph-properties fo:text-align="end" style:justify-single-word="false"/>
      <style:text-properties fo:color="#a0a0a0"/>
    </style:style>
    <style:style style:name="P40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/>
    </style:style>
    <style:style style:name="P41" style:family="paragraph" style:parent-style-name="Standard">
      <style:text-properties style:use-window-font-color="true" style:font-name="Courier New" fo:font-size="10pt" style:text-underline-style="none" style:font-size-asian="10pt" style:font-name-complex="Courier New" style:font-size-complex="10pt" style:text-overline-style="solid" style:text-overline-width="auto" style:text-overline-color="font-color"/>
    </style:style>
    <style:style style:name="P42" style:family="paragraph" style:parent-style-name="Standard">
      <style:paragraph-properties fo:orphans="0" fo:widows="0" style:text-autospace="none"/>
      <style:text-properties fo:color="#7f7f00" style:font-name="Courier New" fo:font-size="10pt" style:font-size-asian="10pt" style:font-name-complex="Courier New" style:font-size-complex="10pt"/>
    </style:style>
    <style:style style:name="P43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P44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orphans="0" fo:widows="0" style:text-autospace="none"/>
      <style:text-properties fo:font-variant="normal" fo:text-transform="none" fo:color="#000000" style:font-name="Courier New1" fo:font-size="9.75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46" style:family="paragraph" style:parent-style-name="Standard">
      <style:paragraph-properties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7" style:family="paragraph" style:parent-style-name="Standard">
      <style:paragraph-properties fo:text-align="start" style:justify-single-word="false" fo:orphans="0" fo:widows="0" style:text-autospace="none"/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Standard">
      <style:paragraph-properties fo:orphans="0" fo:widows="0" style:text-autospace="none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orphans="0" fo:widows="0" style:text-autospace="none"/>
      <style:text-properties style:font-name="Courier New1" fo:font-size="9.75pt" fo:font-weight="bold" style:font-size-asian="10pt" style:font-weight-asian="bold" style:font-name-complex="Courier New" style:font-size-complex="10pt" style:font-weight-complex="bold"/>
    </style:style>
    <style:style style:name="P50" style:family="paragraph" style:parent-style-name="Standard">
      <style:paragraph-properties fo:orphans="0" fo:widows="0" style:text-autospace="none"/>
      <style:text-properties style:font-name="Courier New1" fo:font-size="9.75pt" style:font-size-asian="10pt" style:font-name-complex="Courier New" style:font-size-complex="10pt"/>
    </style:style>
    <style:style style:name="P51" style:family="paragraph" style:parent-style-name="Footer">
      <style:paragraph-properties fo:text-align="end" style:justify-single-word="false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Courier New2" fo:font-size="10pt" style:font-size-asian="10pt" style:font-name-complex="Verdana" style:font-size-complex="10pt"/>
    </style:style>
    <style:style style:name="P53" style:family="paragraph" style:parent-style-name="Heading_20_1" style:master-page-name="Standard">
      <style:paragraph-properties style:page-number="auto"/>
      <style:text-properties style:font-name="Verdana" fo:font-size="12pt" style:font-size-asian="12pt" style:font-name-complex="Verdana" style:font-size-complex="12pt"/>
    </style:style>
    <style:style style:name="P54" style:family="paragraph">
      <style:paragraph-properties fo:text-align="center" style:writing-mode="lr-tb"/>
    </style:style>
    <style:style style:name="P55" style:family="paragraph"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fo:background-color="#ffffff" style:font-weight-asian="bold" style:font-weight-complex="bold"/>
    </style:style>
    <style:style style:name="T6" style:family="text">
      <style:text-properties fo:color="#000000" fo:font-weight="bold" style:font-name-asian="Courier New" style:font-weight-asian="bold" style:font-weight-complex="bold"/>
    </style:style>
    <style:style style:name="T7" style:family="text">
      <style:text-properties fo:color="#000000" style:font-name="Courier New" style:font-name-complex="Courier New"/>
    </style:style>
    <style:style style:name="T8" style:family="text">
      <style:text-properties fo:color="#000000" style:font-name="Courier New" fo:font-size="10pt" style:font-size-asian="10pt" style:font-name-complex="Courier New" style:font-size-complex="10pt"/>
    </style:style>
    <style:style style:name="T9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0" style:family="text">
      <style:text-properties fo:color="#000000"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11" style:family="text">
      <style:text-properties fo:color="#000000" style:font-name="Courier New" fo:font-size="10pt" style:text-underline-style="none" style:font-size-asian="10pt" style:font-name-complex="Courier New" style:font-size-complex="10pt"/>
    </style:style>
    <style:style style:name="T12" style:family="text">
      <style:text-properties fo:color="#000000" style:font-name="Courier New" fo:font-size="10pt" fo:font-weight="normal" fo:background-color="#ffffff" style:font-size-asian="10pt" style:font-weight-asian="normal" style:font-name-complex="Courier New" style:font-size-complex="10pt" style:font-weight-complex="normal"/>
    </style:style>
    <style:style style:name="T13" style:family="text">
      <style:text-properties fo:color="#000000" style:font-name="Courier New" fo:font-weight="bold" style:font-weight-asian="bold" style:font-name-complex="Courier New" style:font-weight-complex="bold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style:font-name-asian="Courier New"/>
    </style:style>
    <style:style style:name="T16" style:family="text">
      <style:text-properties fo:color="#000000" fo:font-weight="normal" fo:background-color="#ffffff" style:font-weight-asian="normal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style:font-name="Wingdings 3" style:text-underline-style="none" fo:font-weight="bold" fo:background-color="#ffffff" style:font-name-asian="Wingdings 3" style:font-weight-asian="bold" style:font-name-complex="Wingdings 3" style:font-weight-complex="bold"/>
    </style:style>
    <style:style style:name="T19" style:family="text">
      <style:text-properties fo:color="#000000" style:font-name="Wingdings 3" style:text-underline-style="none" fo:font-weight="bold" style:font-name-asian="Wingdings 3" style:font-weight-asian="bold" style:font-name-complex="Wingdings 3" style:font-weight-complex="bold"/>
    </style:style>
    <style:style style:name="T20" style:family="text">
      <style:text-properties fo:color="#000000" style:font-name="Wingdings 3" fo:font-size="10pt" style:text-underline-style="none" fo:font-weight="bold" fo:background-color="#ffffff" style:font-name-asian="Wingdings 3" style:font-size-asian="10pt" style:font-weight-asian="bold" style:font-name-complex="Wingdings 3" style:font-size-complex="10pt" style:font-weight-complex="bold"/>
    </style:style>
    <style:style style:name="T21" style:family="text">
      <style:text-properties fo:color="#808080"/>
    </style:style>
    <style:style style:name="T22" style:family="text">
      <style:text-properties fo:color="#808080" style:font-name-asian="Courier New"/>
    </style:style>
    <style:style style:name="T23" style:family="text">
      <style:text-properties fo:color="#808080" fo:background-color="#ffffff"/>
    </style:style>
    <style:style style:name="T24" style:family="text">
      <style:text-properties fo:color="#808080" fo:font-weight="bold" style:font-name-asian="Courier New" style:font-weight-asian="bold" style:font-weight-complex="bold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fo:color="#808080" fo:font-weight="normal" style:font-weight-asian="normal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fo:background-color="#ffffff" style:font-weight-asian="bold"/>
    </style:style>
    <style:style style:name="T30" style:family="text">
      <style:text-properties fo:font-weight="bold" fo:background-color="#ffffff" style:font-weight-asian="bold" style:font-weight-complex="bold"/>
    </style:style>
    <style:style style:name="T31" style:family="text">
      <style:text-properties style:font-name="Verdana" fo:font-weight="bold" style:font-weight-asian="bold" style:font-name-complex="Verdana"/>
    </style:style>
    <style:style style:name="T32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33" style:family="text">
      <style:text-properties style:font-name="Verdana" fo:font-size="10pt" style:font-size-asian="10pt" style:font-name-complex="Verdana" style:font-size-complex="10pt"/>
    </style:style>
    <style:style style:name="T34" style:family="text">
      <style:text-properties style:font-name="Verdana" fo:font-size="10pt" style:text-underline-style="none" style:font-size-asian="10pt" style:font-size-complex="10pt"/>
    </style:style>
    <style:style style:name="T35" style:family="text">
      <style:text-properties style:font-name="Verdana" fo:font-size="10pt" fo:font-weight="normal" fo:background-color="#ffffff" style:font-size-asian="10pt" style:font-weight-asian="normal" style:font-name-complex="Verdana" style:font-size-complex="10pt" style:font-weight-complex="normal"/>
    </style:style>
    <style:style style:name="T36" style:family="text">
      <style:text-properties style:font-name="Verdana" style:font-name-complex="Verdana"/>
    </style:style>
    <style:style style:name="T37" style:family="text">
      <style:text-properties style:font-name="Courier New" fo:font-size="10pt" style:font-size-asian="10pt" style:font-name-complex="Courier New" style:font-size-complex="10pt"/>
    </style:style>
    <style:style style:name="T38" style:family="text">
      <style:text-properties style:font-name="Courier New" fo:font-size="10pt" fo:font-weight="bold" fo:background-color="#ffffff" style:font-size-asian="10pt" style:font-weight-asian="bold" style:font-name-complex="Courier New" style:font-size-complex="10pt" style:font-weight-complex="bold"/>
    </style:style>
    <style:style style:name="T39" style:family="text">
      <style:text-properties style:font-name="Courier New" fo:font-size="10pt" fo:background-color="#ffffff" style:font-size-asian="10pt" style:font-name-complex="Courier New" style:font-size-complex="10pt"/>
    </style:style>
    <style:style style:name="T40" style:family="text">
      <style:text-properties fo:color="#a0a0a0"/>
    </style:style>
    <style:style style:name="T41" style:family="text">
      <style:text-properties fo:color="#a0a0a0" style:font-name="Verdana" style:font-name-complex="Verdana"/>
    </style:style>
    <style:style style:name="T42" style:family="text">
      <style:text-properties fo:color="#a0a0a0" style:font-name="Verdana" fo:font-weight="normal" fo:background-color="#ffffff" style:font-weight-asian="normal" style:font-name-complex="Verdana" style:font-weight-complex="normal"/>
    </style:style>
    <style:style style:name="T43" style:family="text">
      <style:text-properties fo:color="#a0a0a0" style:font-name="MS Shell Dlg" fo:font-size="8.5pt" style:font-size-asian="8.5pt" style:font-name-complex="MS Shell Dlg" style:font-size-complex="8.5pt"/>
    </style:style>
    <style:style style:name="T44" style:family="text">
      <style:text-properties fo:color="#00007f" fo:font-weight="bold" style:font-weight-asian="bold" style:font-weight-complex="bold"/>
    </style:style>
    <style:style style:name="T45" style:family="text">
      <style:text-properties fo:color="#00007f" fo:font-weight="bold" style:font-name-asian="Courier New" style:font-weight-asian="bold" style:font-weight-complex="bold"/>
    </style:style>
    <style:style style:name="T46" style:family="text">
      <style:text-properties fo:color="#00007f" style:font-name="Courier New" fo:font-size="10pt"/>
    </style:style>
    <style:style style:name="T47" style:family="text">
      <style:text-properties fo:font-size="10pt" fo:font-weight="bold" style:font-size-asian="10pt" style:font-weight-asian="bold" style:font-size-complex="1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background-color="#ffffff"/>
    </style:style>
    <style:style style:name="T50" style:family="text">
      <style:text-properties fo:background-color="#ffffff" style:font-weight-complex="bold"/>
    </style:style>
    <style:style style:name="T51" style:family="text">
      <style:text-properties fo:color="#007f00" style:font-name="Courier New" fo:font-size="10pt" fo:background-color="#ffffff" style:font-size-asian="10pt" style:font-name-complex="Courier New" style:font-size-complex="10pt"/>
    </style:style>
    <style:style style:name="T52" style:family="text">
      <style:text-properties fo:color="#7f007f"/>
    </style:style>
    <style:style style:name="T53" style:family="text">
      <style:text-properties fo:color="#7f007f" style:font-name-asian="Courier New"/>
    </style:style>
    <style:style style:name="T54" style:family="text">
      <style:text-properties style:use-window-font-color="true" style:text-underline-style="none"/>
    </style:style>
    <style:style style:name="T55" style:family="text">
      <style:text-properties style:use-window-font-color="true" style:font-name="Wingdings 3" style:text-underline-style="none" fo:font-weight="bold" style:font-name-asian="Wingdings 3" style:font-weight-asian="bold" style:font-name-complex="Wingdings 3" style:font-weight-complex="bold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fo:font-variant="normal" fo:text-transform="none" fo:color="#00007f" style:font-name="Courier New1" fo:font-size="9.75pt" fo:letter-spacing="normal" fo:font-style="normal"/>
    </style:style>
    <style:style style:name="T58" style:family="text">
      <style:text-properties fo:font-variant="normal" fo:text-transform="none" fo:color="#00007f" style:font-name="Courier New1" fo:font-size="9.75pt" fo:letter-spacing="normal" fo:font-style="normal" fo:font-weight="bold" style:font-weight-asian="bold" style:font-weight-complex="bold"/>
    </style:style>
    <style:style style:name="T59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60" style:family="text">
      <style:text-properties fo:font-variant="normal" fo:text-transform="none" fo:color="#00007f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61" style:family="text">
      <style:text-properties fo:font-variant="normal" fo:text-transform="none" fo:color="#00007f" style:font-name="Courier New1" fo:letter-spacing="normal" fo:font-style="normal" fo:font-weight="bold" style:font-weight-asian="bold" style:font-name-complex="Courier New" style:font-weight-complex="bold"/>
    </style:style>
    <style:style style:name="T62" style:family="text">
      <style:text-properties fo:font-variant="normal" fo:text-transform="none" fo:color="#00007f" style:font-name="Courier New" fo:letter-spacing="normal" fo:font-style="normal" fo:font-weight="bold" style:font-weight-asian="bold" style:font-name-complex="Courier New" style:font-weight-complex="bold"/>
    </style:style>
    <style:style style:name="T63" style:family="text">
      <style:text-properties fo:font-variant="normal" fo:text-transform="none" fo:color="#00007f" style:font-name="Courier New" fo:font-size="10pt" fo:letter-spacing="normal" fo:font-style="normal" fo:font-weight="bold" style:font-size-asian="10pt" style:font-weight-asian="bold" style:font-name-complex="Courier New" style:font-size-complex="10pt" style:font-weight-complex="bold"/>
    </style:style>
    <style:style style:name="T64" style:family="text">
      <style:text-properties fo:font-variant="normal" fo:text-transform="none" fo:color="#00007f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65" style:family="text">
      <style:text-properties fo:font-variant="normal" fo:text-transform="none" fo:color="#00007f" style:font-name="Courier New" fo:font-size="10pt" fo:letter-spacing="normal" fo:language="zxx" fo:country="none" fo:font-style="normal" style:font-name-asian="Courier New" style:language-asian="zxx" style:country-asian="none" style:language-complex="zxx" style:country-complex="none"/>
    </style:style>
    <style:style style:name="T66" style:family="text">
      <style:text-properties fo:font-variant="normal" fo:text-transform="none" fo:color="#00007f" style:font-name="Courier New" fo:font-size="10pt" fo:letter-spacing="normal" fo:language="zxx" fo:country="none" fo:font-style="normal" fo:font-weight="bold" style:font-name-asian="Courier New" style:language-asian="zxx" style:country-asian="none" style:font-weight-asian="bold" style:language-complex="zxx" style:country-complex="none" style:font-weight-complex="bold"/>
    </style:style>
    <style:style style:name="T67" style:family="text">
      <style:text-properties fo:font-variant="normal" fo:text-transform="none" fo:color="#00007f" fo:letter-spacing="normal" fo:font-style="normal" fo:font-weight="bold" style:font-name-asian="Courier New" style:font-weight-asian="bold" style:font-weight-complex="bold"/>
    </style:style>
    <style:style style:name="T68" style:family="text">
      <style:text-properties fo:font-variant="normal" fo:text-transform="none" fo:color="#808080" style:font-name="Courier New" fo:letter-spacing="normal" fo:font-style="normal" fo:font-weight="bold" style:font-weight-asian="bold" style:font-name-complex="Courier New" style:font-weight-complex="bold"/>
    </style:style>
    <style:style style:name="T69" style:family="text">
      <style:text-properties fo:font-variant="normal" fo:text-transform="none" fo:color="#808080" style:font-name="Courier New" fo:letter-spacing="normal" fo:font-style="normal" fo:font-weight="normal" style:font-weight-asian="normal" style:font-name-complex="Courier New" style:font-weight-complex="normal"/>
    </style:style>
    <style:style style:name="T70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71" style:family="text">
      <style:text-properties fo:font-variant="normal" fo:text-transform="none" fo:color="#80808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2" style:family="text">
      <style:text-properties fo:font-variant="normal" fo:text-transform="none" fo:color="#808080" style:font-name="Courier New1" fo:font-size="9.75pt" fo:letter-spacing="normal" fo:font-style="normal"/>
    </style:style>
    <style:style style:name="T73" style:family="text">
      <style:text-properties fo:font-variant="normal" fo:text-transform="none" fo:color="#808080" style:font-name="Courier New1" fo:font-size="9.75pt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font-variant="normal" fo:text-transform="none" fo:color="#80808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76" style:family="text">
      <style:text-properties fo:font-variant="normal" fo:text-transform="none" fo:color="#000000" style:font-name="Courier New1" fo:font-size="9.75pt" fo:letter-spacing="normal" fo:font-style="normal"/>
    </style:style>
    <style:style style:name="T77" style:family="text">
      <style:text-properties fo:font-variant="normal" fo:text-transform="none" fo:color="#000000" style:font-name="Courier New1" fo:font-size="9.75pt" fo:letter-spacing="normal" fo:font-style="normal" fo:font-weight="normal" style:font-weight-asian="bold" style:font-weight-complex="bold"/>
    </style:style>
    <style:style style:name="T78" style:family="text">
      <style:text-properties fo:font-variant="normal" fo:text-transform="none" fo:color="#000000" style:font-name="Courier New1" fo:font-size="9.75pt" fo:letter-spacing="normal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0" style:family="text">
      <style:text-properties fo:font-variant="normal" fo:text-transform="none" fo:color="#000000" style:font-name="Courier New1" fo:font-size="9.75pt" fo:letter-spacing="normal" fo:font-style="normal" fo:font-weight="normal" style:font-name-asian="Courier New" style:font-weight-asian="normal" style:font-weight-complex="normal"/>
    </style:style>
    <style:style style:name="T81" style:family="text">
      <style:text-properties fo:font-variant="normal" fo:text-transform="none" fo:color="#000000" style:font-name="Courier New1" fo:font-size="9.75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language-asian="zxx" style:country-asian="none" style:font-weight-asian="bold" style:font-name-complex="Courier New" style:language-complex="zxx" style:country-complex="none" style:font-weight-complex="bold"/>
    </style:style>
    <style:style style:name="T84" style:family="text">
      <style:text-properties fo:font-variant="normal" fo:text-transform="none" fo:color="#000000" style:font-name="Courier New1" fo:font-size="9.75pt" fo:letter-spacing="normal" fo:language="zxx" fo:country="none" fo:font-style="normal" fo:font-weight="bold" style:font-name-asian="Courier New" style:language-asian="zxx" style:country-asian="none" style:font-weight-asian="bold" style:font-name-complex="Courier New" style:language-complex="zxx" style:country-complex="none" style:font-weight-complex="bold"/>
    </style:style>
    <style:style style:name="T85" style:family="text">
      <style:text-properties fo:font-variant="normal" fo:text-transform="none" fo:color="#000000" style:font-name="Courier New1" fo:letter-spacing="normal" fo:font-style="normal" fo:font-weight="normal" style:font-weight-asian="bold" style:font-name-complex="Courier New" style:font-weight-complex="bold"/>
    </style:style>
    <style:style style:name="T86" style:family="text">
      <style:text-properties fo:font-variant="normal" fo:text-transform="none" fo:color="#000000" style:font-name="Courier New1" fo:letter-spacing="normal" fo:font-style="normal" fo:font-weight="bold" style:font-weight-asian="bold" style:font-name-complex="Courier New" style:font-weight-complex="bold"/>
    </style:style>
    <style:style style:name="T87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88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8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90" style:family="text">
      <style:text-properties fo:font-variant="normal" fo:text-transform="none" fo:color="#000000" fo:letter-spacing="normal" fo:language="zxx" fo:country="none" fo:font-style="normal" fo:font-weight="normal" style:font-name-asian="Courier New" style:language-asian="zxx" style:country-asian="none" style:font-weight-asian="normal" style:language-complex="zxx" style:country-complex="none" style:font-weight-complex="normal"/>
    </style:style>
    <style:style style:name="T91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bold" style:font-name-complex="Courier New" style:font-size-complex="10pt" style:font-weight-complex="bold"/>
    </style:style>
    <style:style style:name="T92" style:family="text">
      <style:text-properties fo:font-variant="normal" fo:text-transform="none" fo:color="#00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T93" style:family="text">
      <style:text-properties fo:font-variant="normal" fo:text-transform="none" fo:color="#000000" style:font-name="Courier New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T94" style:family="text">
      <style:text-properties fo:font-variant="normal" fo:text-transform="none" fo:color="#000000" style:font-name="Courier New" fo:letter-spacing="normal" fo:font-style="normal" fo:font-weight="normal" style:font-weight-asian="normal" style:font-name-complex="Courier New" style:font-weight-complex="normal"/>
    </style:style>
    <style:style style:name="T95" style:family="text">
      <style:text-properties fo:font-variant="normal" fo:text-transform="none" fo:color="#000000" style:font-name="Courier New" fo:letter-spacing="normal" fo:font-style="normal" fo:font-weight="bold" style:font-weight-asian="bold" style:font-name-complex="Courier New" style:font-weight-complex="bold"/>
    </style:style>
    <style:style style:name="T96" style:family="text">
      <style:text-properties fo:font-variant="normal" fo:text-transform="none" fo:color="#7f007f" style:font-name="Courier New1" fo:font-size="9.75pt" fo:letter-spacing="normal" fo:font-style="normal" fo:font-weight="normal" style:font-weight-asian="bold" style:font-weight-complex="bold"/>
    </style:style>
    <style:style style:name="T97" style:family="text">
      <style:text-properties fo:font-variant="normal" fo:text-transform="none" fo:letter-spacing="normal" fo:font-weight="bold" style:font-weight-asian="bold" style:font-weight-complex="bold"/>
    </style:style>
    <style:style style:name="T9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style:font-name="Courier New1" fo:font-size="9.75pt" fo:letter-spacing="normal" fo:font-style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fo:font-weight="bold" style:font-name-asian="Wingdings 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lass CommandLine</text:h>
      <text:p text:style-name="P10"/>
      <text:p text:style-name="P5">Version 2.1.0</text:p>
      <text:p text:style-name="Standard"><text:span text:style-name="T35">Enzo Roberto Verlato - </text:span><text:a xlink:type="simple" xlink:href="mailto:enzover@ig.com.br"><text:span text:style-name="T34">enzover@ig.com.br</text:span></text:a></text:p>
      <text:p text:style-name="P3"/>
      <text:p text:style-name="P4">Supported and tested platforms:</text:p>
      <text:p text:style-name="P3">WindowsXP SP2 – MinGW gcc 4.6.1 – gmake 3.82</text:p>
      <text:p text:style-name="P3">Linux openSUSE 11.4 / 12.2 – gcc 4.5.1 / 4.7.1 – gmake 3.82</text:p>
      <text:p text:style-name="P3">OpenIndiana 151a – gcc 3.4.3 – gmake 3.81</text:p>
      <text:p text:style-name="P3">FreeBSD 9.0 – gcc 4.2.1 – gmake 3.82</text:p>
      <text:p text:style-name="P3">Solaris 9 / 10 – gcc 3.3.2 / 3.4.6 – gmake 3.80 / 3.81</text:p>
      <text:p text:style-name="P3">Mac OS X 10.8.2 - gcc 4.2.1 – gmake 3.81</text:p>
      <text:p text:style-name="P9"><text:span text:style-name="Máquina_20_de_20_escrever_20_HTML"><text:span text:style-name="T42">_____________________________________________________________________</text:span></text:span></text:p>
      <text:p text:style-name="P7"><text:span text:style-name="Máquina_20_de_20_escrever_20_HTML"><text:span text:style-name="T41"/></text:span></text:p>
      <text:p text:style-name="P52">Copyright (c) 2012 Enzo Roberto Verlato.</text:p>
      <text:p text:style-name="P52">Permission is granted to copy, distribute and/or modify this</text:p>
      <text:p text:style-name="P52">document under the terms of the GNU Free Documentation License,</text:p>
      <text:p text:style-name="P52">Version 1.3 or any later version published by the Free Software</text:p>
      <text:p text:style-name="P52">Foundation; with no Invariant Sections, no Front-Cover Texts and</text:p>
      <text:p text:style-name="P52">no Back-Cover Texts. <text:s/>A copy of the license is included in the</text:p>
      <text:p text:style-name="P52">section entitled "GNU Free Documentation License".</text:p>
      <text:p text:style-name="P18"><text:span text:style-name="Máquina_20_de_20_escrever_20_HTML"><text:span text:style-name="T41">_____________________________________________________________________</text:span></text:span></text:p>
      <text:p text:style-name="P18"><text:span text:style-name="Máquina_20_de_20_escrever_20_HTML"><text:span text:style-name="T41"/></text:span></text:p>
      <text:p text:style-name="P8"><text:span text:style-name="T29">Propose: </text:span><text:span text:style-name="T56">Handle data from the command line.</text:span></text:p>
      <text:p text:style-name="P17"/>
      <text:p text:style-name="P1"><text:span text:style-name="T1"><text:s text:c="8"/></text:span>application full path</text:p>
      <text:p text:style-name="P22"><draw:line text:anchor-type="char" draw:z-index="5" draw:style-name="gr1" draw:text-style-name="P54" svg:x1="2.949cm" svg:y1="0.115cm" svg:x2="3.319cm" svg:y2="0.838cm"><text:p/></draw:line></text:p>
      <text:p text:style-name="P1"><text:span text:style-name="T1"><text:s text:c="61"/></text:span>parameter 1</text:p>
      <text:p text:style-name="P14"><draw:line text:anchor-type="char" draw:z-index="6" draw:style-name="gr1" draw:text-style-name="P54" svg:x1="7.739cm" svg:y1="0.032cm" svg:x2="7.421cm" svg:y2="0.799cm"><text:p/></draw:line><draw:custom-shape text:anchor-type="char" draw:z-index="4" draw:style-name="gr2" draw:text-style-name="P55" svg:width="0.636cm" svg:height="6.571cm" draw:transform="rotate (-1.5707963267949) translate (6.58459722222222cm 0.22401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4"/>
      <text:p text:style-name="P14"><draw:custom-shape text:anchor-type="char" draw:z-index="1" draw:style-name="gr2" draw:text-style-name="P55" svg:width="0.636cm" svg:height="6cm" draw:transform="rotate (1.5707963267949) translate (6.75040277777778cm 0.869597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/home/enzo/My Project</text:span>/<text:span text:style-name="T2">myapp.exe</text:span> speed 100 --peripheral mouse</text:p>
      <text:p text:style-name="P14"><draw:line text:anchor-type="char" draw:z-index="3" draw:style-name="gr1" draw:text-style-name="P54" svg:x1="1.503cm" svg:y1="0.73cm" svg:x2="1.821cm" svg:y2="0.095cm"><text:p/></draw:line><draw:line text:anchor-type="char" draw:z-index="0" draw:style-name="gr1" draw:text-style-name="P54" svg:x1="5.313cm" svg:y1="0.788cm" svg:x2="5.631cm" svg:y2="0.153cm"><text:p/></draw:line></text:p>
      <text:p text:style-name="P14"><draw:line text:anchor-type="char" draw:z-index="2" draw:style-name="gr1" draw:text-style-name="P54" svg:x1="9.354cm" svg:y1="0.838cm" svg:x2="9.672cm" svg:y2="0.203cm"><text:p/></draw:line></text:p>
      <text:p text:style-name="P1"><text:span text:style-name="T1"><text:s/></text:span>application path <text:s text:c="10"/>application name</text:p>
      <text:p text:style-name="P1"><text:span text:style-name="T1"><text:s text:c="75"/></text:span>parameters</text:p>
      <text:p text:style-name="P27"/>
      <text:p text:style-name="P6"><text:bookmark-start text:name="Members"/>Members:<text:bookmark-end text:name="Members"/></text:p>
      <text:p text:style-name="P2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5"><text:a xlink:type="simple" xlink:href="#getCommandLine"><text:span text:style-name="T54">string getCommandLine()</text:span></text:a></text:p>
            <text:p text:style-name="P28"/>
            <text:p text:style-name="P25"><text:a xlink:type="simple" xlink:href="#getApplicationName"><text:span text:style-name="T54">string getApplicationName()</text:span></text:a></text:p>
            <text:p text:style-name="P25"><text:a xlink:type="simple" xlink:href="#getApplicationPath"><text:span text:style-name="T54">string getApplicationPath()</text:span></text:a></text:p>
            <text:p text:style-name="P25"><text:a xlink:type="simple" xlink:href="#getApplicationLongPath"><text:span text:style-name="T54">string getApplicationFullPath()</text:span></text:a></text:p>
            <text:p text:style-name="Standard"><text:a xlink:type="simple" xlink:href="#getCurrentDirectory"><text:span text:style-name="T11">string getCurrentWorkingDirectory()</text:span></text:a></text:p>
            <text:p text:style-name="P19"/>
            <text:p text:style-name="P25"><text:a xlink:type="simple" xlink:href="#hasParameters"><text:span text:style-name="T54">bool hasParameters()</text:span></text:a></text:p>
            <text:p text:style-name="P25"><text:a xlink:type="simple" xlink:href="#hasParameter"><text:span text:style-name="T54">bool hasParameter( int parameterPosition )</text:span></text:a></text:p>
            <text:p text:style-name="P40"/>
            <text:p text:style-name="P25"><text:a xlink:type="simple" xlink:href="#getParametersNumber"><text:span text:style-name="T54">int getParametersNumber()</text:span></text:a></text:p>
            <text:p text:style-name="P25"><text:a xlink:type="simple" xlink:href="#getAllParameters"><text:span text:style-name="T54">string getAllParameters()</text:span></text:a></text:p>
            <text:p text:style-name="P25"><text:a xlink:type="simple" xlink:href="#getParameter"><text:span text:style-name="T54">string getParameter( int parameterPosition )</text:span></text:a></text:p>
            <text:p text:style-name="P40"/>
            <text:p text:style-name="P25"><text:a xlink:type="simple" xlink:href="#gotoFirstParameter"><text:span text:style-name="T54">gotoFirstParameter()</text:span></text:a></text:p>
            <text:p text:style-name="P25"><text:a xlink:type="simple" xlink:href="#gotoNextParameter"><text:span text:style-name="T54">bool gotoNextParameter()</text:span></text:a></text:p>
            <text:p text:style-name="P25"><text:a xlink:type="simple" xlink:href="#getCurrentPosition"><text:span text:style-name="T54">int getCurrentPosition()</text:span></text:a></text:p>
            <text:p text:style-name="P40"/>
            <text:p text:style-name="P25"><text:a xlink:type="simple" xlink:href="#getCurrentParameter"><text:span text:style-name="T54">string getCurrentParameter()</text:span></text:a></text:p>
            <text:p text:style-name="P40"/>
            <text:p text:style-name="P25"><text:a xlink:type="simple" xlink:href="#getFirstParameter"><text:span text:style-name="T54">string getFirstParameter()</text:span></text:a></text:p>
            <text:p text:style-name="P25"><text:a xlink:type="simple" xlink:href="#getLastParameter"><text:span text:style-name="T54">string getLastParameter()</text:span></text:a></text:p>
            <text:p text:style-name="P41"/>
            <text:p text:style-name="P25"><text:a xlink:type="simple" xlink:href="#setOptionPrefix"><text:span text:style-name="T54">setOptionPrefix( string optionPrefix )</text:span></text:a></text:p>
            <text:p text:style-name="P25"><text:soft-page-break/><text:a xlink:type="simple" xlink:href="#setOptionPostfix"><text:span text:style-name="T54">setOptionPostfix( string optionPostfix )</text:span></text:a></text:p>
            <text:p text:style-name="P40"/>
            <text:p text:style-name="P25"><text:a xlink:type="simple" xlink:href="#getOptionPrefix"><text:span text:style-name="T54">string getOptionPrefix()</text:span></text:a></text:p>
            <text:p text:style-name="P25"><text:a xlink:type="simple" xlink:href="#getOptionPostfix"><text:span text:style-name="T54">string getOptionPostfix()</text:span></text:a></text:p>
            <text:p text:style-name="P40"/>
            <text:p text:style-name="P25"><text:a xlink:type="simple" xlink:href="#hasOption"><text:span text:style-name="T54">bool hasOption( string option )</text:span></text:a></text:p>
            <text:p text:style-name="P40"/>
            <text:p text:style-name="P25"><text:a xlink:type="simple" xlink:href="#getOptionValue"><text:span text:style-name="T54">string getOptionValue( string option )</text:span></text:a></text:p>
            <text:p text:style-name="P25"><text:a xlink:type="simple" xlink:href="#getOptionLongValue"><text:span text:style-name="T54">string getOptionLongValue( string option )</text:span></text:a></text:p>
            <text:p text:style-name="P40"/>
            <text:p text:style-name="P25"><text:a xlink:type="simple" xlink:href="#optionCaseSensitive"><text:span text:style-name="T54">optionCaseSensitive()</text:span></text:a></text:p>
            <text:p text:style-name="P25"><text:a xlink:type="simple" xlink:href="#optionCaseInsensitive"><text:span text:style-name="T54">optionCaseInsensitive()</text:span></text:a></text:p>
            <text:p text:style-name="P25"><text:a xlink:type="simple" xlink:href="#isOptionCaseSensitive"><text:span text:style-name="T54">bool isOptionCaseSensitive()</text:span></text:a></text:p>
          </table:table-cell>
        </table:table-row>
      </table:table>
      <text:p text:style-name="P27"/>
      <text:p text:style-name="P27"/>
      <text:p text:style-name="P17"><text:bookmark-start text:name="getCommandLine"/><text:span text:style-name="T3">string</text:span><text:span text:style-name="apple-converted-space"><text:span text:style-name="T21"> </text:span></text:span><text:span text:style-name="T3">getCommandLine</text:span><text:span text:style-name="s10"><text:span text:style-name="T4">()</text:span></text:span><text:bookmark-end text:name="getCommandLin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command line string for the current process.</text:p>
      <text:p text:style-name="P8"/>
      <text:p text:style-name="P12"><text:span text:style-name="T31">Example:</text:span><text:span text:style-name="T7"><text:line-break/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</table:table-cell>
          <table:table-cell table:style-name="Tabela2.B1" office:value-type="string">
            <text:p text:style-name="P42">#include &lt;CommandLine.h&gt;</text:p>
            <text:p text:style-name="P42"/>
            <text:p text:style-name="P42">#include &lt;windows.h&gt;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1"> </text:span>std::runtime_error;</text:p>
            <text:p text:style-name="P24"/>
            <text:p text:style-name="P32"><text:span text:style-name="T44">int</text:span> WINAPI WinMain( HINSTANCE hInstance, HINSTANCE hPrevInstance, PSTR szCmdLine, <text:span text:style-name="T44">int</text:span> iCmdShow ) <text:span text:style-name="T28">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CommandLin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76"> 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linux:/home/enzo # ./myapp My first example</text:p>
            <text:p text:style-name="P25">/home/enzo/myapp My first exampl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Name"/><text:span text:style-name="T3">string</text:span><text:span text:style-name="apple-converted-space"><text:span text:style-name="T21"> </text:span></text:span><text:span text:style-name="T3">getApplicationName</text:span><text:span text:style-name="s10"><text:span text:style-name="T4">()</text:span></text:span><text:bookmark-end text:name="getApplicationName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8"><text:span text:style-name="T27">Description:</text:span> Retrieves the name of the application for the current process.</text:p>
      <text:p text:style-name="P8"/>
      <text:p text:style-name="P12"><text:span text:style-name="T31">Example:</text:span><text:span text:style-name="T7"><text:line-break/></text:span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oft-page-break/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oft-page-break/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 </text:span><text:span text:style-name="T44">int</text:span><text:span text:style-name="T17"> argc, </text:span><text:span text:style-name="T44">char </text:span><text:span text:style-name="T17">*argv</text:span><text:span text:style-name="T4">[] 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2">cout</text:span><text:span text:style-name="T71"> </text:span><text:span text:style-name="T92">&lt;&lt;</text:span><text:span text:style-name="T71"> </text:span><text:span text:style-name="T92">commandLine.getApplicationName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5">linux:/home/enzo # ./myapp</text:p>
            <text:p text:style-name="P25">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ApplicationPath"/><text:span text:style-name="T14">string</text:span><text:span text:style-name="apple-converted-space"><text:span text:style-name="T23"> </text:span></text:span><text:span text:style-name="T14">getApplicationPath</text:span><text:span text:style-name="s10"><text:span text:style-name="T5">()</text:span></text:span><text:bookmark-end text:name="getApplicationPath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Standard"><text:span text:style-name="T32">Description:</text:span><text:span text:style-name="T36"> </text:span><text:span text:style-name="T33">Retrieving the application path of the current process, not including the name of the program itself.</text:span><text:span text:style-name="T8"><text:line-break/></text:span></text:p>
      <text:p text:style-name="P12"><text:span text:style-name="T31">Example:</text:span><text:span text:style-name="T7"><text:line-break/></text:span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6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5">linux:/home/enzo # ./myapp</text:p>
            <text:p text:style-name="P25">/home/enzo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pplicationLongPath"/><text:span text:style-name="T3">string</text:span><text:span text:style-name="apple-converted-space"><text:span text:style-name="T21"> </text:span></text:span><text:span text:style-name="T3">getApplicationFullPath</text:span><text:span text:style-name="s10"><text:span text:style-name="T4">()</text:span></text:span><text:bookmark-end text:name="getApplicationLongPath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ing the application path of the current process, including the name of the program itself.</text:span></text:p>
      <text:p text:style-name="P25"/>
      <text:p text:style-name="P12"><text:soft-page-break/><text:span text:style-name="T31">Example:</text:span><text:span text:style-name="T7"><text:line-break/></text:span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</table:table-cell>
          <table:table-cell table:style-name="Tabela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47"><text:span text:style-name="T70"><text:s text:c="8"/></text:span><text:span text:style-name="T91">cout</text:span><text:span text:style-name="T70"> </text:span><text:span text:style-name="T93">&lt;&lt;</text:span><text:span text:style-name="T70"> </text:span><text:span text:style-name="T91">commandLine</text:span><text:span text:style-name="T93">.</text:span><text:span text:style-name="T91">getApplicationFullPath</text:span><text:span text:style-name="T93">()</text:span><text:span text:style-name="T70"> </text:span><text:span text:style-name="T93">&lt;&lt;</text:span><text:span text:style-name="T70"> </text:span><text:span text:style-name="T91">endl</text:span><text:span text:style-name="T93">;</text:span>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p text:style-name="P25">linux:/home/enzo # ./myapp</text:p>
            <text:p text:style-name="P25">/home/enzo/myapp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ApplicationLongPath1"/><text:bookmark-start text:name="getCurrentDirectory"/><text:span text:style-name="T14">string</text:span><text:span text:style-name="apple-converted-space"><text:span text:style-name="T23"> </text:span></text:span><text:span text:style-name="T14">getCurrentWorkingDirectory</text:span><text:span text:style-name="s10"><text:span text:style-name="T5">()</text:span></text:span><text:bookmark-end text:name="getApplicationLongPath1"/><text:bookmark-end text:name="getCurrentDirectory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<text:span text:style-name="T48"> Retrieves the current working directory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73" table:style-name="Tabela73">
        <table:table-column table:style-name="Tabela73.A"/>
        <table:table-column table:style-name="Tabela73.B"/>
        <table:table-row table:style-name="Tabela73.1">
          <table:table-cell table:style-name="Tabela73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3"><text:span text:style-name="Máquina_20_de_20_escrever_20_HTML"><text:span text:style-name="T40">13</text:span>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73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3"><text:s text:c="8"/>cout</text:span><text:span text:style-name="T21"> </text:span><text:span text:style-name="T3">&lt;&lt;</text:span><text:span text:style-name="T21"> </text:span><text:span text:style-name="T3">commandLine.getApplicationPath</text:span><text:span text:style-name="T4">()</text:span><text:span text:style-name="T21"> </text:span><text:span text:style-name="T3">&lt;&lt;</text:span><text:span text:style-name="T21"> </text:span><text:span text:style-name="T3">endl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WorkingDirectory</text:span><text:span text:style-name="T4">()</text:span><text:span text:style-name="T21"> </text:span><text:span text:style-name="T17">&lt;&lt;</text:span><text:span text:style-name="T21"> </text:span><text:span text:style-name="T3">endl</text:span><text:span text:style-name="T4">;</text:span></text:p>
            <text:p text:style-name="P20"><text:span text:style-name="T67"><text:s text:c="8"/>return</text:span><text:span text:style-name="T8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4" table:style-name="Tabela74">
        <table:table-column table:style-name="Tabela74.A"/>
        <text:soft-page-break/>
        <table:table-row table:style-name="Tabela74.1">
          <table:table-cell table:style-name="Tabela74.A1" office:value-type="string">
            <text:p text:style-name="P25">linux-hevv:/home/enzo/CommandLine/main # /home/enzo/myapp</text:p>
            <text:p text:style-name="P25">/home/enzo</text:p>
            <text:p text:style-name="P25">/home/enzo/CommandLine/mai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s"/><text:span text:style-name="s5"><text:span text:style-name="T30">bool</text:span></text:span><text:span text:style-name="apple-converted-space"><text:span text:style-name="T49"> </text:span></text:span><text:span text:style-name="T49">hasParameters</text:span><text:span text:style-name="s10"><text:span text:style-name="T30">()</text:span></text:span><text:bookmark-end text:name="hasParameters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Checks if the command line has parameters.</text:p>
      <text:p text:style-name="P8"/>
      <text:p text:style-name="P6">Example:</text:p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13"><text:span text:style-name="T62">using</text:span><text:span text:style-name="T69"> </text:span><text:span text:style-name="T94">std::runtime_error;</text:span><text:span text:style-name="T13"><text:line-break/><text:line-break/></text:span><text:span text:style-name="T61">int</text:span><text:span text:style-name="T68"> </text:span><text:span text:style-name="T85">main</text:span><text:span text:style-name="T86">()</text:span><text:span text:style-name="T95"> </text:span><text:span text:style-name="T86">{</text:span><text:span text:style-name="T13"><text:line-break/></text:span><text:span text:style-name="T75"> <text:s text:c="3"/></text:span><text:span text:style-name="T60">try</text:span><text:span text:style-name="T75"> </text:span><text:span text:style-name="T83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s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6"><text:span text:style-name="T64"><text:s text:c="8"/>return</text:span><text:span text:style-name="T79"> EXIT_SUCCESS;</text:span><text:span text:style-name="T9"><text:line-break/> <text:s text:c="3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13"><text:span text:style-name="T84"><text:s text:c="4"/>}</text:span><text:span text:style-name="T13"><text:line-break/></text:span><text:span text:style-name="T86">}</text:span></text:p>
            <text:p text:style-name="P4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5">linux:/home/enzo # ./myapp parameter1 parameter2 parameter3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hasParameter"/><text:span text:style-name="s5"><text:span text:style-name="T30">bool</text:span></text:span><text:span text:style-name="apple-converted-space"><text:span text:style-name="T49"> </text:span></text:span><text:span text:style-name="T49">has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has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a specified parameter exists.</text:span></text:p>
      <text:p text:style-name="P25"/>
      <text:p text:style-name="P6">Example:</text:p>
      <text:p text:style-name="P2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oft-page-break/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1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1"><text:span text:style-name="T44">using</text:span><text:span text:style-name="T25"> </text:span>std::runtime_error;</text:p>
            <text:p text:style-name="P36"/>
            <text:p text:style-name="P20"><text:span text:style-name="T44">int</text:span><text:span text:style-name="T21"> </text:span><text:span text:style-name="T3">main</text:span><text:span text:style-name="T4">() {</text:span></text:p>
            <text:p text:style-name="P30"><text:span text:style-name="T72"><text:s text:c="4"/></text:span><text:span text:style-name="T57">try</text:span><text:span text:style-name="T72"> </text:span><text:span text:style-name="T99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oft-page-break/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77">hasParameter</text:span><text:span text:style-name="T81">( </text:span><text:span text:style-name="T78">2</text:span><text:span text:style-name="T81"> 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9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5">linux:/home/enzo # ./myapp How To Pass Parameters To Main() And Use Them</text:p>
            <text:p text:style-name="P25">y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ParametersNumber"/><text:span text:style-name="s10"><text:span text:style-name="T50">int get</text:span></text:span><text:span text:style-name="T49">Parameters</text:span><text:span text:style-name="s10"><text:span text:style-name="T50">Number()</text:span></text:span><text:bookmark-end text:name="getParametersNumb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total number of parameters on the command line for the current process, not including the name of the program itself.</text:span><text:span text:style-name="T7"><text:line-break/></text:span></text:p>
      <text:p text:style-name="P6">Example:</text:p>
      <text:p text:style-name="P2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ParametersNumb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5">linux:/home/enzo # ./myapp The C++ Programming Language</text:p>
            <text:p text:style-name="P25">4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7"><text:bookmark-start text:name="getAllParameters"/><text:span text:style-name="T3">string</text:span><text:span text:style-name="apple-converted-space"><text:span text:style-name="T21"> </text:span></text:span><text:span text:style-name="T3">getAllParameters</text:span><text:span text:style-name="s10"><text:span text:style-name="T4">()</text:span></text:span><text:bookmark-end text:name="getAllParameters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all the parameters on the command line for the current process.</text:span></text:p>
      <text:p text:style-name="P25"/>
      <text:p text:style-name="P6">Example:</text:p>
      <text:p text:style-name="P25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oft-page-break/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6.B1" office:value-type="string">
            <text:p text:style-name="P42">#include &lt;CommandLine.h&gt;</text:p>
            <text:p text:style-name="P42"/>
            <text:p text:style-name="P42">#include &lt;iostream&gt;</text:p>
            <text:p text:style-name="P42"><text:soft-page-break/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15">&lt;&lt;</text:span><text:span text:style-name="T22"> </text:span><text:span text:style-name="T15">commandLine.getAllParameters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7" table:style-name="Tabela17">
        <table:table-column table:style-name="Tabela17.A"/>
        <table:table-row table:style-name="Tabela17.1">
          <table:table-cell table:style-name="Tabela17.A1" office:value-type="string">
            <text:p text:style-name="P25">linux:/home/enzo # ./myapp High thoughts must have high language</text:p>
            <text:p text:style-name="P25">High thoughts must have high languag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getParameter"/><text:span text:style-name="T49">string</text:span><text:span text:style-name="apple-converted-space"><text:span text:style-name="T49"> </text:span></text:span><text:span text:style-name="T49">getParameter</text:span><text:span text:style-name="s10"><text:span text:style-name="T30">(</text:span></text:span><text:span text:style-name="apple-converted-space"><text:span text:style-name="T49"> </text:span></text:span><text:span text:style-name="s5"><text:span text:style-name="T30">int</text:span></text:span><text:span text:style-name="apple-converted-space"><text:span text:style-name="T49"> </text:span></text:span>parameterP<text:span text:style-name="T49">osition</text:span><text:span text:style-name="apple-converted-space"><text:span text:style-name="T49"> </text:span></text:span><text:span text:style-name="s10"><text:span text:style-name="T30">)</text:span></text:span><text:bookmark-end text:name="ge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parameter of the specified parameter position on the command line for the current process.</text:span></text:p>
      <text:p text:style-name="P25"/>
      <text:p text:style-name="P6">Example:</text:p>
      <text:p text:style-name="P25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1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21"><text:span text:style-name="T22"><text:s text:c="8"/></text:span><text:span text:style-name="T15">cout</text:span><text:span text:style-name="T22"> </text:span><text:span text:style-name="T6">&lt;&lt;</text:span><text:span text:style-name="T22"> </text:span><text:span text:style-name="T15">commandLine</text:span><text:span text:style-name="T6">.</text:span><text:span text:style-name="T15">getParameter</text:span><text:span text:style-name="T6">( </text:span><text:span text:style-name="T15">2</text:span><text:span text:style-name="T6"> )</text:span><text:span text:style-name="T22"> </text:span><text:span text:style-name="T6">&lt;&lt;</text:span><text:span text:style-name="T22"> </text:span><text:span text:style-name="T15">endl</text:span><text:span text:style-name="T6">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3">}</text:p>
            <text:p text:style-name="P23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25">linux:/home/enzo # ./myapp C++ evolved from C</text:p>
            <text:p text:style-name="P25">evolve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26"/>
      <text:p text:style-name="P27"><text:bookmark-start text:name="gotoFirstParameter"/>gotoFirstParameter<text:span text:style-name="s10"><text:span text:style-name="T28">()</text:span></text:span><text:bookmark-end text:name="gotoFirstParameter"/><text:span text:style-name="s10"><text:span text:style-name="T102"> </text:span></text:span><text:a xlink:type="simple" xlink:href="#Members"><text:span text:style-name="s10"><text:span text:style-name="T55"></text:span></text:span></text:a></text:p>
      <text:p text:style-name="P11"><text:soft-page-break/><text:span text:style-name="T47">Description:</text:span> <text:span text:style-name="T48">Points to the first parameter on the command line for the current process.</text:span></text:p>
      <text:p text:style-name="Standard"><text:span text:style-name="s2"><text:span text:style-name="T51"/></text:span></text:p>
      <text:p text:style-name="P12"><text:span text:style-name="T31">Example:</text:span><text:span text:style-name="T7"><text:line-break/></text:span></text:p>
      <table:table table:name="Tabela24" table:style-name="Tabela24">
        <table:table-column table:style-name="Tabela24.A"/>
        <table:table-column table:style-name="Tabela24.B"/>
        <table:table-row table:style-name="Tabela24.1">
          <table:table-cell table:style-name="Tabela2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2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 text:c="8"/><text:span text:style-name="T3">commandLine</text:span><text:span text:style-name="T4">.</text:span><text:span text:style-name="T3">gotoNextParameter</text:span><text:span text:style-name="T4">();</text:span></text:p>
            <text:p text:style-name="P15"><text:s text:c="8"/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15"><text:span text:style-name="T15"><text:s text:c="8"/></text:span><text:span text:style-name="T3">commandLine</text:span><text:span text:style-name="T4">.</text:span><text:span text:style-name="T3">gotoFirstParameter</text:span><text:span text:style-name="T4">();</text:span></text:p>
            <text:p text:style-name="P21"><text:span text:style-name="T6"><text:s text:c="8"/></text:span><text:span text:style-name="T15">cout</text:span><text:span text:style-name="T22"> </text:span><text:span text:style-name="T15">&lt;&lt;</text:span><text:span text:style-name="T22"> </text:span><text:span text:style-name="T15">commandLine.getCurrentParameter</text:span><text:span text:style-name="T6">()</text:span><text:span text:style-name="T22"> </text:span><text:span text:style-name="T15">&lt;&lt;</text:span><text:span text:style-name="T22"> </text:span><text:span text:style-name="T15">endl;</text:span></text:p>
            <text:p text:style-name="P44"><text:span text:style-name="T46"><text:s text:c="8"/>return</text:span><text:span text:style-name="T10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5" table:style-name="Tabela25">
        <table:table-column table:style-name="Tabela25.A"/>
        <table:table-row table:style-name="Tabela25.1">
          <table:table-cell table:style-name="Tabela25.A1" office:value-type="string">
            <text:p text:style-name="P25">linux:/home/enzo # ./myapp Principles and Practice using C++</text:p>
            <text:p text:style-name="P25">and</text:p>
            <text:p text:style-name="P25">Principles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2"><text:span text:style-name="T51"/></text:span></text:p>
      <text:p text:style-name="Standard"><text:bookmark-start text:name="gotoNextParameter"/><text:span text:style-name="s5"><text:span text:style-name="T38">bool</text:span></text:span><text:span text:style-name="apple-converted-space"><text:span text:style-name="T39"> </text:span></text:span><text:span text:style-name="T39">gotoNextParameter</text:span><text:span text:style-name="s10"><text:span text:style-name="T38">()</text:span></text:span><text:bookmark-end text:name="gotoNex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11"><text:span text:style-name="T47">Description:</text:span> <text:span text:style-name="T48">Points to the next parameter on the command line for the current process. Returns false if is at the last parameter.</text:span>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oft-page-break/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oft-page-break/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5">linux:/home/enzo # ./myapp GCC the GNU Compiler Collection</text:p>
            <text:p text:style-name="P25">GCC</text:p>
            <text:p text:style-name="P25">the</text:p>
            <text:p text:style-name="P25">GNU</text:p>
            <text:p text:style-name="P25">Compiler</text:p>
            <text:p text:style-name="P25">Collection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Standard"><text:bookmark-start text:name="getCurrentPosition"/><text:span text:style-name="s5"><text:span text:style-name="T38">int</text:span></text:span><text:span text:style-name="apple-converted-space"><text:span text:style-name="T39"> </text:span></text:span><text:span text:style-name="T39">getCurrentPosition</text:span><text:span text:style-name="s10"><text:span text:style-name="T38">()</text:span></text:span><text:bookmark-end text:name="getCurrentPosition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current position parameter on the command line for the current process.</text:p>
      <text:p text:style-name="Standard"><text:span text:style-name="s10"><text:span text:style-name="T10"/></text:span></text:p>
      <text:p text:style-name="P12"><text:span text:style-name="T31">Example:</text:span><text:span text:style-name="T7"><text:line-break/></text:span></text:p>
      <table:table table:name="Tabela28" table:style-name="Tabela28">
        <table:table-column table:style-name="Tabela28.A"/>
        <table:table-column table:style-name="Tabela28.B"/>
        <table:table-row table:style-name="Tabela28.1">
          <table:table-cell table:style-name="Tabela2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2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17">getCurrentPosition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25">linux:/home/enzo # ./myapp Principles and Practice using C++</text:p>
            <text:p text:style-name="P25">1</text:p>
            <text:p text:style-name="P25">2</text:p>
            <text:p text:style-name="P25">3</text:p>
            <text:p text:style-name="P25">4</text:p>
            <text:p text:style-name="P25">5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s10"><text:span text:style-name="T10"/></text:span></text:p>
      <text:p text:style-name="P17"><text:bookmark-start text:name="getCurrentParameter"/><text:span text:style-name="T3">string</text:span><text:span text:style-name="apple-converted-space"><text:span text:style-name="T21"> </text:span></text:span><text:span text:style-name="T3">getCurrentParameter</text:span><text:span text:style-name="s10"><text:span text:style-name="T4">()</text:span></text:span><text:bookmark-end text:name="getCurrentParameter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1"><text:span text:style-name="T47">Description:</text:span> <text:span text:style-name="T48">Retrieves the current parameter on the command line for the current process.</text:span></text:p>
      <text:p text:style-name="P25"/>
      <text:p text:style-name="P12"><text:span text:style-name="T31">Example:</text:span><text:span text:style-name="T7"><text:line-break/></text:span></text:p>
      <table:table table:name="Tabela30" table:style-name="Tabela30">
        <table:table-column table:style-name="Tabela30.A"/>
        <table:table-column table:style-name="Tabela30.B"/>
        <text:soft-page-break/>
        <table:table-row table:style-name="Tabela30.1">
          <table:table-cell table:style-name="Tabela3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3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44">do</text:span></text:p>
            <text:p text:style-name="P15"><text:span text:style-name="T22"><text:s text:c="12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Curren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21"><text:span text:style-name="T24"><text:s text:c="8"/></text:span><text:span text:style-name="T45">while</text:span><text:span text:style-name="T6">(</text:span><text:span text:style-name="T24"> </text:span><text:span text:style-name="T15">commandLine.gotoNextParameter</text:span><text:span text:style-name="T6">()</text:span><text:span text:style-name="T24"> </text:span><text:span text:style-name="T6">)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1" table:style-name="Tabela31">
        <table:table-column table:style-name="Tabela31.A"/>
        <table:table-row table:style-name="Tabela31.1">
          <table:table-cell table:style-name="Tabela31.A1" office:value-type="string">
            <text:p text:style-name="P25">linux:/home/enzo # ./myapp Principles and Practice using C++</text:p>
            <text:p text:style-name="P25">Principles</text:p>
            <text:p text:style-name="P25">and</text:p>
            <text:p text:style-name="P25">Practice</text:p>
            <text:p text:style-name="P25">using</text:p>
            <text:p text:style-name="P25">C++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8"><text:line-break/></text:span><text:bookmark-start text:name="getFirstParameter"/><text:span text:style-name="s5"><text:span text:style-name="T12">string</text:span></text:span><text:span text:style-name="apple-converted-space"><text:span text:style-name="T39"> getFirstParameter</text:span></text:span><text:span text:style-name="s10"><text:span text:style-name="T38">()</text:span></text:span><text:bookmark-end text:name="getFirstParameter"/><text:span text:style-name="s10"><text:span text:style-name="T10"> </text:span></text:span><text:a xlink:type="simple" xlink:href="#Members"><text:span text:style-name="s10"><text:span text:style-name="T20"></text:span></text:span></text:a></text:p>
      <text:p text:style-name="P8"><text:span text:style-name="T27">Description:</text:span> Retrieves the fir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59" table:style-name="Tabela59">
        <table:table-column table:style-name="Tabela59.A"/>
        <table:table-column table:style-name="Tabela59.B"/>
        <table:table-row table:style-name="Tabela59.1">
          <table:table-cell table:style-name="Tabela59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59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;</text:span></text:p>
            <text:p text:style-name="P15"><text:span text:style-name="T17"><text:s text:c="8"/>cout</text:span><text:span text:style-name="T26"> </text:span><text:span text:style-name="T17">&lt;&lt;</text:span><text:span text:style-name="T26"> </text:span><text:span text:style-name="T17">commandLine.getFirstParameter</text:span><text:span text:style-name="T4">()</text:span><text:span text:style-name="T26"> </text:span><text:span text:style-name="T17">&lt;&lt;</text:span><text:span text:style-name="T26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60" table:style-name="Tabela60">
        <table:table-column table:style-name="Tabela60.A"/>
        <table:table-row table:style-name="Tabela60.1">
          <table:table-cell table:style-name="Tabela60.A1" office:value-type="string">
            <text:p text:style-name="P25">linux:/home/enzo # ./myapp C++ Development Environment</text:p>
            <text:p text:style-name="P25">C++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span text:style-name="s5"><text:span text:style-name="T16"/></text:span></text:p>
      <text:p text:style-name="P14"><text:bookmark-start text:name="getLastParameter"/><text:span text:style-name="s5"><text:span text:style-name="T16">string</text:span></text:span><text:span text:style-name="apple-converted-space"><text:span text:style-name="T49"> getLastParameter</text:span></text:span><text:span text:style-name="s10"><text:span text:style-name="T30">()</text:span></text:span><text:bookmark-end text:name="getLastParameter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rieves the last parameter on the command line for the current process.</text:p>
      <text:p text:style-name="P25"/>
      <text:p text:style-name="P12"><text:span text:style-name="T31">Example:</text:span><text:span text:style-name="T7"><text:line-break/></text:span></text:p>
      <table:table table:name="Tabela65" table:style-name="Tabela65">
        <table:table-column table:style-name="Tabela65.A"/>
        <table:table-column table:style-name="Tabela65.B"/>
        <table:table-row table:style-name="Tabela65.1">
          <table:table-cell table:style-name="Tabela65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</table:table-cell>
          <table:table-cell table:style-name="Tabela65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LastParameter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66" table:style-name="Tabela66">
        <table:table-column table:style-name="Tabela66.A"/>
        <table:table-row table:style-name="Tabela66.1">
          <table:table-cell table:style-name="Tabela66.A1" office:value-type="string">
            <text:p text:style-name="P25">linux:/home/enzo # ./myapp The C++ Standard Library</text:p>
            <text:p text:style-name="P25">Library</text:p>
          </table:table-cell>
        </table:table-row>
      </table:table>
      <text:p text:style-name="P14"><text:span text:style-name="Máquina_20_de_20_escrever_20_HTML"><text:span text:style-name="T41">_____________________________________________________________________</text:span></text:span></text:p>
      <text:p text:style-name="P25"/>
      <text:p text:style-name="P14"><text:bookmark-start text:name="setOptionPrefix"/><text:span text:style-name="T14">setOptionPrefix</text:span><text:span text:style-name="s10"><text:span text:style-name="T5">(</text:span></text:span><text:span text:style-name="apple-converted-space"><text:span text:style-name="T23"> </text:span></text:span><text:span text:style-name="T14">string</text:span><text:span text:style-name="apple-converted-space"><text:span text:style-name="T23"> </text:span></text:span><text:span text:style-name="T14">optionPrefix</text:span><text:span text:style-name="apple-converted-space"><text:span text:style-name="T23"> </text:span></text:span><text:span text:style-name="s10"><text:span text:style-name="T5">)</text:span></text:span><text:bookmark-end text:name="s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efine the prefix (string added in front of the option name) used to recognize an option on the command line.</text:p>
      <text:p text:style-name="P6"/>
      <text:p text:style-name="P12"><text:span text:style-name="T31">Example:</text:span><text:span text:style-name="T7"><text:line-break/></text:span></text:p>
      <table:table table:name="Tabela36" table:style-name="Tabela36">
        <table:table-column table:style-name="Tabela36.A"/>
        <table:table-column table:style-name="Tabela36.B"/>
        <table:table-row table:style-name="Tabela36.1">
          <table:table-cell table:style-name="Tabela3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3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7" table:style-name="Tabela37">
        <table:table-column table:style-name="Tabela37.A"/>
        <table:table-row table:style-name="Tabela37.1">
          <table:table-cell table:style-name="Tabela37.A1" office:value-type="string">
            <text:p text:style-name="P25">linux:/home/enzo # ./myapp --price 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6"/>
      <text:p text:style-name="P17"><text:bookmark-start text:name="setOptionPostfix"/><text:span text:style-name="T3">setOptionPostfix</text:span><text:span text:style-name="s10"><text:span text:style-name="T4">(</text:span></text:span><text:span text:style-name="apple-converted-space"><text:span text:style-name="T21"> </text:span></text:span><text:span text:style-name="T3">string</text:span><text:span text:style-name="apple-converted-space"><text:span text:style-name="T21"> </text:span></text:span><text:span text:style-name="T3">optionPostfix</text:span><text:span text:style-name="apple-converted-space"><text:span text:style-name="T21"> </text:span></text:span><text:span text:style-name="s10"><text:span text:style-name="T4">)</text:span></text:span><text:bookmark-end text:name="setOptionPostfix"/><text:span text:style-name="s10"><text:span text:style-name="T4"> </text:span></text:span><text:a xlink:type="simple" xlink:href="#Members"><text:span text:style-name="s10"><text:span text:style-name="T19"></text:span></text:span></text:a></text:p>
      <text:p text:style-name="P12"><text:span text:style-name="T31">Description: </text:span><text:span text:style-name="T36">Define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38" table:style-name="Tabela38">
        <table:table-column table:style-name="Tabela38.A"/>
        <table:table-column table:style-name="Tabela38.B"/>
        <table:table-row table:style-name="Tabela38.1">
          <table:table-cell table:style-name="Tabela38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38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pric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39" table:style-name="Tabela39">
        <table:table-column table:style-name="Tabela39.A"/>
        <table:table-row table:style-name="Tabela39.1">
          <table:table-cell table:style-name="Tabela39.A1" office:value-type="string">
            <text:p text:style-name="P25">linux:/home/enzo # ./myapp price=0.99</text:p>
            <text:p text:style-name="P25">0.99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refix"/><text:span text:style-name="T14">string</text:span><text:span text:style-name="apple-converted-space"><text:span text:style-name="T23"> </text:span></text:span><text:span text:style-name="T14">getOptionPrefix</text:span><text:span text:style-name="s10"><text:span text:style-name="T5">()</text:span></text:span><text:bookmark-end text:name="getOptionPre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Returns the prefix (string added in front of the option name) used to recognize an option on the command line.</text:p>
      <text:p text:style-name="P25"/>
      <text:p text:style-name="P12"><text:span text:style-name="T31">Example:</text:span><text:span text:style-name="T7"><text:line-break/></text:span></text:p>
      <table:table table:name="Tabela40" table:style-name="Tabela40">
        <table:table-column table:style-name="Tabela40.A"/>
        <table:table-column table:style-name="Tabela40.B"/>
        <table:table-row table:style-name="Tabela40.1">
          <table:table-cell table:style-name="Tabela4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oft-page-break/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><text:soft-page-break/></text:p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Prefix</text:span><text:span text:style-name="T4">(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1" table:style-name="Tabela41">
        <table:table-column table:style-name="Tabela41.A"/>
        <table:table-row table:style-name="Tabela41.1">
          <table:table-cell table:style-name="Tabela41.A1" office:value-type="string">
            <text:p text:style-name="P25">linux:/home/enzo # ./myapp</text:p>
            <text:p text:style-name="P25">--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span text:style-name="T3"><text:line-break/></text:span><text:bookmark-start text:name="getOptionPostfix"/><text:span text:style-name="T14">string</text:span><text:span text:style-name="apple-converted-space"><text:span text:style-name="T23"> </text:span></text:span><text:span text:style-name="T14">getOptionPostfix</text:span><text:span text:style-name="s10"><text:span text:style-name="T5">()</text:span></text:span><text:bookmark-end text:name="getOptionPostfix"/><text:span text:style-name="s10"><text:span text:style-name="T5"> </text:span></text:span><text:a xlink:type="simple" xlink:href="#Members"><text:span text:style-name="s10"><text:span text:style-name="T18"></text:span></text:span></text:a></text:p>
      <text:p text:style-name="P12"><text:span text:style-name="T31">Description:</text:span><text:span text:style-name="T36"> Returns the postfix (string added to the end of the option name) used to recognize an option on the command line.</text:span><text:span text:style-name="T7"><text:line-break/></text:span></text:p>
      <text:p text:style-name="P12"><text:span text:style-name="T31">Example:</text:span><text:span text:style-name="T7"><text:line-break/></text:span></text:p>
      <table:table table:name="Tabela42" table:style-name="Tabela42">
        <table:table-column table:style-name="Tabela42.A"/>
        <table:table-column table:style-name="Tabela42.B"/>
        <table:table-row table:style-name="Tabela42.1">
          <table:table-cell table:style-name="Tabela42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3"><text:span text:style-name="Máquina_20_de_20_escrever_20_HTML"><text:span text:style-name="T40">14</text:span>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</table:table-cell>
          <table:table-cell table:style-name="Tabela42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="</text:span><text:span text:style-name="T4"> );</text:span></text:p>
            <text:p text:style-name="P15"><text:span text:style-name="T24"><text:s text:c="8"/></text:span><text:span text:style-name="T17">cout</text:span><text:span text:style-name="T26"> </text:span><text:span text:style-name="T17">&lt;&lt;</text:span><text:span text:style-name="T26"> </text:span><text:span text:style-name="T17">commandLine.getOptionPostfix</text:span><text:span text:style-name="T4">()</text:span><text:span text:style-name="T25"> </text:span><text:span text:style-name="T17">&lt;&lt;</text:span><text:span text:style-name="T25"> </text:span><text:span text:style-name="T17">endl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3" table:style-name="Tabela43">
        <table:table-column table:style-name="Tabela43.A"/>
        <table:table-row table:style-name="Tabela43.1">
          <table:table-cell table:style-name="Tabela43.A1" office:value-type="string">
            <text:p text:style-name="P25">linux:/home/enzo # ./myapp</text:p>
            <text:p text:style-name="P25">=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oft-page-break/><text:span text:style-name="T8"><text:line-break/></text:span><text:bookmark-start text:name="hasOption"/><text:span text:style-name="s5"><text:span text:style-name="T38">bool</text:span></text:span><text:span text:style-name="apple-converted-space"><text:span text:style-name="T39"> </text:span></text:span><text:span text:style-name="T39">hasOption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hasOption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</text:span><text:span text:style-name="T36"> </text:span><text:span text:style-name="T33">Checks if the specified option exists.</text:span></text:p>
      <text:p text:style-name="P14"/>
      <text:p text:style-name="P12"><text:span text:style-name="T31">Example:</text:span><text:span text:style-name="T7"><text:line-break/></text:span></text:p>
      <table:table table:name="Tabela71" table:style-name="Tabela71">
        <table:table-column table:style-name="Tabela71.A"/>
        <table:table-column table:style-name="Tabela71.B"/>
        <table:table-row table:style-name="Tabela71.1">
          <table:table-cell table:style-name="Tabela71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  <text:p text:style-name="P39"><text:span text:style-name="Máquina_20_de_20_escrever_20_HTML">27</text:span></text:p>
          </table:table-cell>
          <table:table-cell table:style-name="Tabela71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pan text:style-name="T22"><text:s text:c="8"/></text:span><text:span text:style-name="T15">if</text:span><text:span text:style-name="T6">(</text:span><text:span text:style-name="T21"> </text:span><text:span text:style-name="T3">commandLine</text:span><text:span text:style-name="T4">.</text:span><text:span text:style-name="T17">hasOption</text:span><text:span text:style-name="T4">( </text:span><text:span text:style-name="T52">"ISBN-10"</text:span><text:span text:style-name="T4"> )</text:span><text:span text:style-name="T21"> </text:span><text:span text:style-name="T4">) 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yes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34"><text:span text:style-name="T81"><text:s text:c="8"/>}</text:span><text:span text:style-name="T87"> </text:span><text:span text:style-name="T58">eles </text:span><text:span text:style-name="T81">{</text:span></text:p>
            <text:p text:style-name="P34"><text:span text:style-name="T87"><text:s text:c="12"/></text:span><text:span text:style-name="T77">cout</text:span><text:span text:style-name="T89"> </text:span><text:span text:style-name="T81">&lt;&lt;</text:span><text:span text:style-name="T89"> </text:span><text:span text:style-name="T96">"no"</text:span><text:span text:style-name="T89"> </text:span><text:span text:style-name="T81">&lt;&lt;</text:span><text:span text:style-name="T89"> </text:span><text:span text:style-name="T77">endl</text:span><text:span text:style-name="T81">;</text:span></text:p>
            <text:p text:style-name="P45"><text:s text:c="8"/>}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72" table:style-name="Tabela72">
        <table:table-column table:style-name="Tabela72.A"/>
        <table:table-row table:style-name="Tabela72.1">
          <table:table-cell table:style-name="Tabela72.A1" office:value-type="string">
            <text:p text:style-name="P25">linux:/home/enzo # ./myapp Paperback: 208 pages Publisher: O'Reilly Media; 1 edition (August 19, 2011) Language: English ISBN-10: 1449397670 <text:s text:c="2"/>Weight: 14.4 ounces</text:p>
            <text:p text:style-name="P25">yes</text:p>
          </table:table-cell>
        </table:table-row>
      </table:table>
      <text:p text:style-name="P16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getOptionValue"/><text:span text:style-name="T49">string</text:span><text:span text:style-name="apple-converted-space"><text:span text:style-name="T49"> </text:span></text:span><text:span text:style-name="T49">getOptionValue</text:span><text:span text:style-name="s10"><text:span text:style-name="T30">(</text:span></text:span><text:span text:style-name="apple-converted-space"><text:span text:style-name="T49"> </text:span></text:span><text:span text:style-name="T49">string</text:span><text:span text:style-name="apple-converted-space"><text:span text:style-name="T49"> </text:span></text:span><text:span text:style-name="T49">option</text:span><text:span text:style-name="apple-converted-space"><text:span text:style-name="T49"> </text:span></text:span><text:span text:style-name="s10"><text:span text:style-name="T30">)</text:span></text:span><text:bookmark-end text:name="getOptionValu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Retrieves the value of the specified option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44" table:style-name="Tabela44">
        <table:table-column table:style-name="Tabela44.A"/>
        <table:table-column table:style-name="Tabela44.B"/>
        <table:table-row table:style-name="Tabela44.1">
          <table:table-cell table:style-name="Tabela4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oft-page-break/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</table:table-cell>
          <table:table-cell table:style-name="Tabela4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6"><text:s text:c="5"/></text:span><text:span text:style-name="T22"><text:s text:c="3"/></text:span><text:span text:style-name="T3">commandLine</text:span><text:span text:style-name="T4">.</text:span><text:span text:style-name="T3">setOptionPostfix</text:span><text:span text:style-name="T4">( </text:span><text:span text:style-name="T52">":"</text:span><text:span text:style-name="T4"> );</text:span></text:p>
            <text:p text:style-name="P15"><text:soft-page-break/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Value</text:span><text:span text:style-name="T4">( </text:span><text:span text:style-name="T52">"Language"</text:span><text:span text:style-name="T4"> )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45" table:style-name="Tabela45">
        <table:table-column table:style-name="Tabela45.A"/>
        <table:table-row table:style-name="Tabela45.1">
          <table:table-cell table:style-name="Tabela45.A1" office:value-type="string">
            <text:p text:style-name="P25">linux:/home/enzo # ./myapp Paperback: 208 pages Publisher: O'Reilly Media; 1 edition (August 19, 2011) Language: English ISBN-10: 1449397670 <text:s/>Weight: 14.4 ounces</text:p>
            <text:p text:style-name="P25">English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Standard"><text:span text:style-name="T37"><text:line-break/></text:span><text:bookmark-start text:name="getOptionLongValue"/><text:span text:style-name="T39">string</text:span><text:span text:style-name="apple-converted-space"><text:span text:style-name="T39"> </text:span></text:span><text:span text:style-name="T39">getOptionLongValue</text:span><text:span text:style-name="s10"><text:span text:style-name="T38">(</text:span></text:span><text:span text:style-name="apple-converted-space"><text:span text:style-name="T39"> </text:span></text:span><text:span text:style-name="T39">string</text:span><text:span text:style-name="apple-converted-space"><text:span text:style-name="T39"> </text:span></text:span><text:span text:style-name="T39">option</text:span><text:span text:style-name="apple-converted-space"><text:span text:style-name="T39"> </text:span></text:span><text:span text:style-name="s10"><text:span text:style-name="T38">)</text:span></text:span><text:bookmark-end text:name="getOptionLongValue"/><text:span text:style-name="s10"><text:span text:style-name="T38"> </text:span></text:span><text:a xlink:type="simple" xlink:href="#Members"><text:span text:style-name="s10"><text:span text:style-name="T20"></text:span></text:span></text:a><text:span text:style-name="T37"><text:line-break/></text:span><text:span text:style-name="T32">Description: </text:span><text:span text:style-name="T33">Retrieves the long value of the specified option (a range of parameters delimited by the next option if it exists) on the command line for the current process.</text:span></text:p>
      <text:p text:style-name="P14"/>
      <text:p text:style-name="P12"><text:span text:style-name="T31">Example:</text:span><text:span text:style-name="T7"><text:line-break/></text:span></text:p>
      <table:table table:name="Tabela50" table:style-name="Tabela50">
        <table:table-column table:style-name="Tabela50.A"/>
        <table:table-column table:style-name="Tabela50.B"/>
        <table:table-row table:style-name="Tabela50.1">
          <table:table-cell table:style-name="Tabela50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</table:table-cell>
          <table:table-cell table:style-name="Tabela50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 </text:span><text:span text:style-name="T52">"--"</text:span><text:span text:style-name="T4"> 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 </text:span><text:span text:style-name="T52">"peripheral"</text:span><text:span text:style-name="T4"> );<text:line-break/> <text:s text:c="7"/></text:span><text:span text:style-name="T17">cout</text:span><text:span text:style-name="T21"> </text:span><text:span text:style-name="T4">&lt;&lt;</text:span><text:span text:style-name="T21"> </text:span><text:span text:style-name="T3">endl</text:span><text:span text:style-name="T4">;</text:span></text:p>
            <text:p text:style-name="P50"><text:span text:style-name="T66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1" table:style-name="Tabela51">
        <table:table-column table:style-name="Tabela51.A"/>
        <table:table-row table:style-name="Tabela51.1">
          <table:table-cell table:style-name="Tabela51.A1" office:value-type="string">
            <text:p text:style-name="P25">linux:/home/enzo # ./myapp --speed 100 --peripheral mouse display keyboard --price 1000</text:p>
            <text:p text:style-name="P25">mouse display keyboard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Sensitive"/><text:span text:style-name="T49">optionCaseSensitive</text:span><text:span text:style-name="s10"><text:span text:style-name="T30">()</text:span></text:span><text:bookmark-end text:name="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Differ use of uppercase and lowercase letters on the option parameter for the other functions. Option parameter is case sensitive by default.</text:p>
      <text:p text:style-name="P14"/>
      <text:p text:style-name="P12"><text:span text:style-name="T31">Example:</text:span><text:span text:style-name="T7"><text:line-break/></text:span></text:p>
      <table:table table:name="Tabela52" table:style-name="Tabela52">
        <table:table-column table:style-name="Tabela52.A"/>
        <table:table-column table:style-name="Tabela52.B"/>
        <table:table-row table:style-name="Tabela52.1">
          <table:table-cell table:style-name="Tabela52.A1" office:value-type="string">
            <text:p text:style-name="P33"><text:span text:style-name="Máquina_20_de_20_escrever_20_HTML"><text:span text:style-name="T40">1</text:span></text:span></text:p>
            <text:p text:style-name="P33"><text:soft-page-break/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3"><text:span text:style-name="Máquina_20_de_20_escrever_20_HTML"><text:span text:style-name="T40">15</text:span></text:span></text:p>
            <text:p text:style-name="P33"><text:span text:style-name="Máquina_20_de_20_escrever_20_HTML"><text:span text:style-name="T40">16</text:span></text:span></text:p>
            <text:p text:style-name="P33"><text:span text:style-name="Máquina_20_de_20_escrever_20_HTML"><text:span text:style-name="T40">17</text:span></text:span></text:p>
            <text:p text:style-name="P33"><text:span text:style-name="Máquina_20_de_20_escrever_20_HTML"><text:span text:style-name="T40">18</text:span></text:span></text:p>
            <text:p text:style-name="P33"><text:span text:style-name="Máquina_20_de_20_escrever_20_HTML"><text:span text:style-name="T40">19</text:span></text:span></text:p>
            <text:p text:style-name="P33"><text:span text:style-name="Máquina_20_de_20_escrever_20_HTML"><text:span text:style-name="T40">20</text:span></text:span></text:p>
            <text:p text:style-name="P33"><text:span text:style-name="Máquina_20_de_20_escrever_20_HTML"><text:span text:style-name="T40">21</text:span></text:span></text:p>
            <text:p text:style-name="P33"><text:span text:style-name="Máquina_20_de_20_escrever_20_HTML"><text:span text:style-name="T40">22</text:span></text:span></text:p>
            <text:p text:style-name="P33"><text:span text:style-name="Máquina_20_de_20_escrever_20_HTML"><text:span text:style-name="T40">23</text:span></text:span></text:p>
            <text:p text:style-name="P33"><text:span text:style-name="Máquina_20_de_20_escrever_20_HTML"><text:span text:style-name="T40">24</text:span></text:span></text:p>
            <text:p text:style-name="P33"><text:span text:style-name="Máquina_20_de_20_escrever_20_HTML"><text:span text:style-name="T40">25</text:span></text:span></text:p>
          </table:table-cell>
          <table:table-cell table:style-name="Tabela52.B1" office:value-type="string">
            <text:p text:style-name="P42">#include &lt;CommandLine.h&gt;</text:p>
            <text:p text:style-name="P42"><text:soft-page-break/></text:p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21"><text:span text:style-name="T24"><text:s text:c="8"/></text:span><text:span text:style-name="T15">cout</text:span><text:span text:style-name="T22"> </text:span><text:span text:style-name="T15">&lt;&lt;</text:span><text:span text:style-name="T22"> </text:span><text:span text:style-name="T15">commandLine.getOptionLongValue</text:span><text:span text:style-name="T6">(</text:span><text:span text:style-name="T24"> </text:span><text:span text:style-name="T53">"PERIPHERAL"</text:span><text:span text:style-name="T24"> </text:span><text:span text:style-name="T6">);</text:span></text:p>
            <text:p text:style-name="P21"><text:span text:style-name="T6"><text:s text:c="8"/></text:span><text:span text:style-name="T15">cout</text:span><text:span text:style-name="T22"> </text:span><text:span text:style-name="T6">&lt;&lt;</text:span><text:span text:style-name="T24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3" table:style-name="Tabela53">
        <table:table-column table:style-name="Tabela53.A"/>
        <table:table-row table:style-name="Tabela53.1">
          <table:table-cell table:style-name="Tabela53.A1" office:value-type="string">
            <text:p text:style-name="P25">linux:/home/enzo # ./myapp --peripheral mouse</text:p>
            <text:p text:style-name="Standard"><text:span text:style-name="Máquina_20_de_20_escrever_20_HTML"><text:span text:style-name="T40"/></text:span>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optionCaseInsensitive"/><text:span text:style-name="T49">optionCaseInsensitive</text:span><text:span text:style-name="s10"><text:span text:style-name="T30">()</text:span></text:span><text:bookmark-end text:name="optionCaseIn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8"><text:span text:style-name="T27">Description:</text:span> No differ use of uppercase and lowercase letters on the option parameter for the other functions.</text:p>
      <text:p text:style-name="P14"/>
      <text:p text:style-name="P12"><text:span text:style-name="T31">Example:</text:span><text:span text:style-name="T7"><text:line-break/></text:span></text:p>
      <table:table table:name="Tabela54" table:style-name="Tabela54">
        <table:table-column table:style-name="Tabela54.A"/>
        <table:table-column table:style-name="Tabela54.B"/>
        <table:table-row table:style-name="Tabela54.1">
          <table:table-cell table:style-name="Tabela54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</table:table-cell>
          <table:table-cell table:style-name="Tabela54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15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15"><text:span text:style-name="T22"><text:s text:c="8"/></text:span><text:span text:style-name="T3">commandLine</text:span><text:span text:style-name="T4">.</text:span><text:span text:style-name="T3">optionCaseInsensitive</text:span><text:span text:style-name="T4">();</text:span></text:p>
            <text:p text:style-name="P15"><text:span text:style-name="T22"><text:s text:c="8"/></text:span><text:span text:style-name="T3">commandLine</text:span><text:span text:style-name="T4">.</text:span><text:span text:style-name="T3">setOptionPrefix</text:span><text:span text:style-name="T4">(</text:span><text:span text:style-name="T21"> </text:span><text:span text:style-name="T52">"--"</text:span><text:span text:style-name="T21"> </text:span><text:span text:style-name="T4">);</text:span></text:p>
            <text:p text:style-name="P15"><text:span text:style-name="T22"><text:s text:c="8"/></text:span><text:span text:style-name="T3">cout</text:span><text:span text:style-name="T21"> </text:span><text:span text:style-name="T4">&lt;&lt;</text:span><text:span text:style-name="T21"> </text:span><text:span text:style-name="T3">commandLine</text:span><text:span text:style-name="T4">.</text:span><text:span text:style-name="T3">getOptionLongValue</text:span><text:span text:style-name="T4">(</text:span><text:span text:style-name="T21"> </text:span><text:span text:style-name="T52">"PERIPHERAL"</text:span><text:span text:style-name="T21"> </text:span><text:span text:style-name="T4">);</text:span></text:p>
            <text:p text:style-name="P21"><text:span text:style-name="T6"><text:s text:c="8"/></text:span><text:span text:style-name="T15">cout</text:span><text:span text:style-name="T24"> </text:span><text:span text:style-name="T6">&lt;&lt;</text:span><text:span text:style-name="T22"> </text:span><text:span text:style-name="T15">endl</text:span><text:span text:style-name="T6">;</text:span>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oft-page-break/><text:span text:style-name="Máquina_20_de_20_escrever_20_HTML"><text:span text:style-name="T8"/></text:span></text:p>
      <text:p text:style-name="P8">Output:</text:p>
      <text:p text:style-name="P25"/>
      <table:table table:name="Tabela55" table:style-name="Tabela55">
        <table:table-column table:style-name="Tabela55.A"/>
        <table:table-row table:style-name="Tabela55.1">
          <table:table-cell table:style-name="Tabela55.A1" office:value-type="string">
            <text:p text:style-name="P25">linux:/home/enzo # ./myapp --peripheral mouse</text:p>
            <text:p text:style-name="P25">mouse</text:p>
          </table:table-cell>
        </table:table-row>
      </table:table>
      <text:p text:style-name="P38"><text:span text:style-name="Máquina_20_de_20_escrever_20_HTML"><text:span text:style-name="T41">_____________________________________________________________________</text:span></text:span></text:p>
      <text:p text:style-name="P14"><text:line-break/><text:bookmark-start text:name="isOptionCaseSensitive"/><text:span text:style-name="s5"><text:span text:style-name="T30">bool</text:span></text:span><text:span text:style-name="apple-converted-space"><text:span text:style-name="T49"> </text:span></text:span><text:span text:style-name="T49">isOptionCaseSensitive</text:span><text:span text:style-name="s10"><text:span text:style-name="T30">()</text:span></text:span><text:bookmark-end text:name="isOptionCaseSensitive"/><text:span text:style-name="s10"><text:span text:style-name="T30"> </text:span></text:span><text:a xlink:type="simple" xlink:href="#Members"><text:span text:style-name="s10"><text:span text:style-name="T18"></text:span></text:span></text:a></text:p>
      <text:p text:style-name="P11"><text:span text:style-name="T47">Description:</text:span> <text:span text:style-name="T48">Checks if the options are case sensitive.</text:span></text:p>
      <text:p text:style-name="P8"/>
      <text:p text:style-name="P12"><text:span text:style-name="T31">Example:</text:span><text:span text:style-name="T7"><text:line-break/></text:span></text:p>
      <table:table table:name="Tabela56" table:style-name="Tabela56">
        <table:table-column table:style-name="Tabela56.A"/>
        <table:table-column table:style-name="Tabela56.B"/>
        <table:table-row table:style-name="Tabela56.1">
          <table:table-cell table:style-name="Tabela56.A1" office:value-type="string">
            <text:p text:style-name="P33"><text:span text:style-name="Máquina_20_de_20_escrever_20_HTML"><text:span text:style-name="T40">1</text:span></text:span></text:p>
            <text:p text:style-name="P33"><text:span text:style-name="Máquina_20_de_20_escrever_20_HTML"><text:span text:style-name="T40">2</text:span></text:span></text:p>
            <text:p text:style-name="P33"><text:span text:style-name="Máquina_20_de_20_escrever_20_HTML"><text:span text:style-name="T40">3</text:span></text:span></text:p>
            <text:p text:style-name="P33"><text:span text:style-name="Máquina_20_de_20_escrever_20_HTML"><text:span text:style-name="T40">4</text:span></text:span></text:p>
            <text:p text:style-name="P33"><text:span text:style-name="Máquina_20_de_20_escrever_20_HTML"><text:span text:style-name="T40">5</text:span></text:span></text:p>
            <text:p text:style-name="P33"><text:span text:style-name="Máquina_20_de_20_escrever_20_HTML"><text:span text:style-name="T40">6</text:span></text:span></text:p>
            <text:p text:style-name="P33"><text:span text:style-name="Máquina_20_de_20_escrever_20_HTML"><text:span text:style-name="T40">7</text:span></text:span></text:p>
            <text:p text:style-name="P33"><text:span text:style-name="Máquina_20_de_20_escrever_20_HTML"><text:span text:style-name="T40">8</text:span></text:span></text:p>
            <text:p text:style-name="P33"><text:span text:style-name="Máquina_20_de_20_escrever_20_HTML"><text:span text:style-name="T40">9</text:span></text:span></text:p>
            <text:p text:style-name="P33"><text:span text:style-name="Máquina_20_de_20_escrever_20_HTML"><text:span text:style-name="T40">10</text:span></text:span></text:p>
            <text:p text:style-name="P33"><text:span text:style-name="Máquina_20_de_20_escrever_20_HTML"><text:span text:style-name="T40">11</text:span></text:span></text:p>
            <text:p text:style-name="P33"><text:span text:style-name="Máquina_20_de_20_escrever_20_HTML"><text:span text:style-name="T40">12</text:span></text:span></text:p>
            <text:p text:style-name="P39"><text:span text:style-name="Máquina_20_de_20_escrever_20_HTML">13</text:span></text:p>
            <text:p text:style-name="P39"><text:span text:style-name="Máquina_20_de_20_escrever_20_HTML">14</text:span></text:p>
            <text:p text:style-name="P39"><text:span text:style-name="Máquina_20_de_20_escrever_20_HTML">15</text:span></text:p>
            <text:p text:style-name="P39"><text:span text:style-name="Máquina_20_de_20_escrever_20_HTML">16</text:span></text:p>
            <text:p text:style-name="P39"><text:span text:style-name="Máquina_20_de_20_escrever_20_HTML">17</text:span></text:p>
            <text:p text:style-name="P39"><text:span text:style-name="Máquina_20_de_20_escrever_20_HTML">18</text:span></text:p>
            <text:p text:style-name="P39"><text:span text:style-name="Máquina_20_de_20_escrever_20_HTML">19</text:span></text:p>
            <text:p text:style-name="P39"><text:span text:style-name="Máquina_20_de_20_escrever_20_HTML">20</text:span></text:p>
            <text:p text:style-name="P39"><text:span text:style-name="Máquina_20_de_20_escrever_20_HTML">21</text:span></text:p>
            <text:p text:style-name="P39"><text:span text:style-name="Máquina_20_de_20_escrever_20_HTML">22</text:span></text:p>
            <text:p text:style-name="P39"><text:span text:style-name="Máquina_20_de_20_escrever_20_HTML">23</text:span></text:p>
            <text:p text:style-name="P39"><text:span text:style-name="Máquina_20_de_20_escrever_20_HTML">24</text:span></text:p>
            <text:p text:style-name="P39"><text:span text:style-name="Máquina_20_de_20_escrever_20_HTML">25</text:span></text:p>
            <text:p text:style-name="P39"><text:span text:style-name="Máquina_20_de_20_escrever_20_HTML">26</text:span></text:p>
          </table:table-cell>
          <table:table-cell table:style-name="Tabela56.B1" office:value-type="string">
            <text:p text:style-name="P42">#include &lt;CommandLine.h&gt;</text:p>
            <text:p text:style-name="P42"/>
            <text:p text:style-name="P42">#include &lt;iostream&gt;</text:p>
            <text:p text:style-name="P42">#include &lt;cstdlib&gt;</text:p>
            <text:p text:style-name="P42">#include &lt;stdexcept&gt;</text:p>
            <text:p text:style-name="P35"/>
            <text:p text:style-name="P15"><text:span text:style-name="T44">using</text:span><text:span text:style-name="T21"> </text:span><text:span text:style-name="T3">std</text:span><text:span text:style-name="T4">::</text:span><text:span text:style-name="T3">cout</text:span><text:span text:style-name="T4">;</text:span></text:p>
            <text:p text:style-name="P15"><text:span text:style-name="T44">using</text:span><text:span text:style-name="T21"> </text:span><text:span text:style-name="T3">std</text:span><text:span text:style-name="T4">::</text:span><text:span text:style-name="T3">endl</text:span><text:span text:style-name="T4">;</text:span></text:p>
            <text:p text:style-name="P32"><text:span text:style-name="T44">using</text:span><text:span text:style-name="T21"> </text:span>std::string;</text:p>
            <text:p text:style-name="P32"><text:span text:style-name="T44">using</text:span><text:span text:style-name="T25"> </text:span>std::runtime_error;</text:p>
            <text:p text:style-name="P35"/>
            <text:p text:style-name="P15"><text:span text:style-name="T44">int</text:span><text:span text:style-name="T21"> </text:span><text:span text:style-name="T3">main</text:span><text:span text:style-name="T4">() {</text:span></text:p>
            <text:p text:style-name="P15"><text:span text:style-name="T74"><text:s text:c="4"/></text:span><text:span text:style-name="T59">try</text:span><text:span text:style-name="T74"> </text:span><text:span text:style-name="T82">{</text:span></text:p>
            <text:p text:style-name="P20"><text:span text:style-name="T22"><text:s text:c="8"/></text:span><text:span text:style-name="T3">util</text:span><text:span text:style-name="T4">::</text:span><text:span text:style-name="T3">CommandLine</text:span><text:span text:style-name="T21"> </text:span><text:span text:style-name="T3">commandLine</text:span><text:span text:style-name="T4">;</text:span></text:p>
            <text:p text:style-name="P37"><text:span text:style-name="T97"><text:s text:c="8"/></text:span><text:span text:style-name="T58">if</text:span><text:span text:style-name="T81">(</text:span><text:span text:style-name="T98"> </text:span><text:span text:style-name="T77">commandLine</text:span><text:span text:style-name="T81">.</text:span><text:span text:style-name="T88">isOptionCaseSensitive</text:span><text:span text:style-name="T81">()</text:span><text:span text:style-name="T98"> </text:span><text:span text:style-name="T81">) {</text:span><text:span text:style-name="T4"><text:line-break/> <text:s text:c="5"/></text:span><text:span text:style-name="T97"><text:s text:c="6"/></text:span><text:span text:style-name="T77">cout</text:span><text:span text:style-name="T98"> </text:span><text:span text:style-name="T81">&lt;&lt;</text:span><text:span text:style-name="T98"> </text:span><text:span text:style-name="T96">"yes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37"><text:span text:style-name="T81"><text:s text:c="8"/>}</text:span><text:span text:style-name="T97"> </text:span><text:span text:style-name="T58">else </text:span><text:span text:style-name="T81">{</text:span><text:span text:style-name="T4"><text:line-break/></text:span><text:span text:style-name="T87"> <text:s text:c="11"/></text:span><text:span text:style-name="T77">cout</text:span><text:span text:style-name="T98"> </text:span><text:span text:style-name="T81">&lt;&lt;</text:span><text:span text:style-name="T98"> </text:span><text:span text:style-name="T96">"no"</text:span><text:span text:style-name="T98"> </text:span><text:span text:style-name="T81">&lt;&lt;</text:span><text:span text:style-name="T98"> </text:span><text:span text:style-name="T77">endl</text:span><text:span text:style-name="T81">;</text:span></text:p>
            <text:p text:style-name="P44"><text:s text:c="8"/>}</text:p>
            <text:p text:style-name="P49"><text:span text:style-name="T65"><text:s text:c="8"/>return</text:span><text:span text:style-name="T90"> EXIT_SUCCESS;</text:span></text:p>
            <text:p text:style-name="P46"><text:span text:style-name="T9"><text:s text:c="4"/></text:span><text:span text:style-name="T81">}</text:span><text:span text:style-name="T73"> </text:span><text:span text:style-name="T58">catch</text:span><text:span text:style-name="T73"> </text:span><text:span text:style-name="T81">(</text:span><text:span text:style-name="T73"> </text:span><text:span text:style-name="T77">runtime_error</text:span><text:span text:style-name="T73"> </text:span><text:span text:style-name="T81">&amp;</text:span><text:span text:style-name="T77">error</text:span><text:span text:style-name="T73"> </text:span><text:span text:style-name="T81">)</text:span><text:span text:style-name="T73"> </text:span><text:span text:style-name="T81">{</text:span></text:p>
            <text:p text:style-name="P46"><text:span text:style-name="T77"><text:s text:c="8"/>cout</text:span><text:span text:style-name="T73"> </text:span><text:span text:style-name="T81">&lt;&lt;</text:span><text:span text:style-name="T73"> </text:span><text:span text:style-name="T96">"Exception occurred: "</text:span><text:span text:style-name="T73"> </text:span><text:span text:style-name="T81">&lt;&lt;</text:span><text:span text:style-name="T73"> </text:span><text:span text:style-name="T77">error</text:span><text:span text:style-name="T81">.</text:span><text:span text:style-name="T77">what</text:span><text:span text:style-name="T81">()</text:span><text:span text:style-name="T73"> </text:span><text:span text:style-name="T81">&lt;&lt;</text:span><text:span text:style-name="T73"> </text:span><text:span text:style-name="T77">endl</text:span><text:span text:style-name="T81">;</text:span></text:p>
            <text:p text:style-name="P48"><text:span text:style-name="T63"><text:s text:c="8"/>return</text:span><text:span text:style-name="T81"> </text:span><text:span text:style-name="T76">EXIT_FAILURE;</text:span></text:p>
            <text:p text:style-name="P44"><text:s text:c="4"/>}</text:p>
            <text:p text:style-name="P24">}</text:p>
            <text:p text:style-name="P24"/>
          </table:table-cell>
        </table:table-row>
      </table:table>
      <text:p text:style-name="Standard"><text:span text:style-name="Máquina_20_de_20_escrever_20_HTML"><text:span text:style-name="T8"/></text:span></text:p>
      <text:p text:style-name="P8">Output:</text:p>
      <text:p text:style-name="P25"/>
      <table:table table:name="Tabela57" table:style-name="Tabela57">
        <table:table-column table:style-name="Tabela57.A"/>
        <table:table-row table:style-name="Tabela57.1">
          <table:table-cell table:style-name="Tabela57.A1" office:value-type="string">
            <text:p text:style-name="P25">linux:/home/enzo # ./myapp</text:p>
            <text:p text:style-name="P25">yes</text:p>
          </table:table-cell>
        </table:table-row>
      </table:table>
      <text:p text:style-name="P38"><text:span text:style-name="Máquina_20_de_20_escrever_20_HTML"><text:span text:style-name="T4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/>
    <style:font-face style:name="Courier New2" svg:font-family="'Courier New'" style:font-family-generic="modern" style:font-pitch="fixed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Shell Dlg" svg:font-family="'MS Shell Dlg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Arial Unicode MS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size="20pt" fo:font-weight="bold" style:font-size-asian="20pt" style:font-weight-asian="bold" style:font-name-complex="Garamond" style:font-size-complex="10pt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nte_20_parág._20_padrão" style:display-name="Fonte parág. padrão" style:family="text"/>
    <style:style style:name="s2" style:family="text" style:parent-style-name="Fonte_20_parág._20_padrão"/>
    <style:style style:name="apple-converted-space" style:family="text" style:parent-style-name="Fonte_20_parág._20_padrão"/>
    <style:style style:name="s10" style:family="text" style:parent-style-name="Fonte_20_parág._20_padrão"/>
    <style:style style:name="s5" style:family="text" style:parent-style-name="Fonte_20_parág._20_padrão"/>
    <style:style style:name="Máquina_20_de_20_escrever_20_HTML" style:display-name="Máquina de escrever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ódigo_20_HTML" style:display-name="Códig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Citação_20_HTML" style:display-name="Citação HTML" style:family="text" style:parent-style-name="Fonte_20_parág._20_padrão">
      <style:text-properties fo:font-style="italic" style:font-style-asian="italic" style:font-style-complex="italic"/>
    </style:style>
    <style:style style:name="Definição_20_HTML" style:display-name="Definição HTML" style:family="text" style:parent-style-name="Fonte_20_parág._20_padrão">
      <style:text-properties fo:font-style="italic" style:font-style-asian="italic" style:font-style-complex="italic"/>
    </style:style>
    <style:style style:name="Variável_20_HTML" style:display-name="Variável HTML" style:family="text" style:parent-style-name="Fonte_20_parág._20_padrão">
      <style:text-properties fo:font-style="italic" style:font-style-asian="italic" style:font-style-complex="italic"/>
    </style:style>
    <style:style style:name="Teclado_20_HTML" style:display-name="Teclado HTML" style:family="text" style:parent-style-name="Fonte_20_parág._20_padrão">
      <style:text-properties style:font-name="Courier New" fo:font-size="10pt" style:font-name-asian="Times New Roman" style:font-size-asian="10pt" style:font-name-complex="Courier New" style:font-size-complex="10pt"/>
    </style:style>
    <style:style style:name="Exemplo_20_HTML" style:display-name="Exemplo HTML" style:family="text" style:parent-style-name="Fonte_20_parág._20_padrão">
      <style:text-properties style:font-name="Courier New" style:font-name-asian="Times New Roman" style:font-name-complex="Courier New"/>
    </style:style>
    <style:style style:name="s9" style:family="text" style:parent-style-name="Fonte_20_parág._20_padrão"/>
    <style:style style:name="s0" style:family="text" style:parent-style-name="Fonte_20_parág._20_padrão"/>
    <style:style style:name="s4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8" style:family="table">
      <style:table-properties style:width="18.461cm" table:align="margins" style:writing-mode="lr-tb"/>
    </style:style>
    <style:style style:name="Tabela58.A" style:family="table-column">
      <style:table-column-properties style:column-width="17.224cm" style:rel-column-width="61145*"/>
    </style:style>
    <style:style style:name="Tabela58.B" style:family="table-column">
      <style:table-column-properties style:column-width="1.236cm" style:rel-column-width="4390*"/>
    </style:style>
    <style:style style:name="Tabela58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9pt" style:font-size-asian="9pt" style:font-name-complex="Verdana" style:font-size-complex="9pt"/>
    </style:style>
    <style:style style:name="MP2" style:family="paragraph" style:parent-style-name="Standard">
      <style:paragraph-properties fo:text-align="end" style:justify-single-word="false"/>
      <style:text-properties style:font-name="Verdana" fo:font-size="9pt" style:font-size-asian="9pt" style:font-name-complex="Verdana" style:font-size-complex="9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58" table:style-name="Tabela58">
          <table:table-column table:style-name="Tabela58.A"/>
          <table:table-column table:style-name="Tabela58.B"/>
          <table:table-row>
            <table:table-cell table:style-name="Tabela58.A1" office:value-type="string">
              <text:p text:style-name="MP1"><draw:frame draw:style-name="Mfr1" draw:name="figuras1" text:anchor-type="paragraph" svg:x="-0.032cm" svg:y="-0.019cm" svg:width="0.446cm" svg:height="0.446cm" draw:z-index="23"><draw:image xlink:href="Pictures/10000201000001A4000001A4DE37831E.png" xlink:type="simple" xlink:show="embed" xlink:actuate="onLoad"/></draw:frame> <text:s text:c="4"/><text:a xlink:type="simple" xlink:href="https://github.com/FreeSource"><text:span text:style-name="MT1">https://github.com/FreeSource</text:span></text:a><text:span text:style-name="MT2"> </text:span><text:s text:c="72"/>Class CommandLine</text:p>
            </table:table-cell>
            <table:table-cell table:style-name="Tabela58.A1" office:value-type="string">
              <text:p text:style-name="MP2"><text:page-number text:select-page="current">1</text:page-number>/<text:page-count>17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1T09:53:00</meta:creation-date>
    <dc:date>2012-12-23T18:20:21.59</dc:date>
    <meta:print-date>2012-02-21T21:42:00</meta:print-date>
    <meta:editing-cycles>647</meta:editing-cycles>
    <meta:editing-duration>P1DT3H56M33S</meta:editing-duration>
    <meta:generator>LibreOffice/3.5$Windows_x86 LibreOffice_project/165a79a-7059095-e13bb37-fef39a4-9503d18</meta:generator>
    <meta:keyword>Class CommandLine</meta:keyword>
    <dc:subject>Class CommandLine</dc:subject>
    <dc:title>Class CommandLine</dc:title>
    <meta:document-statistic meta:table-count="54" meta:image-count="1" meta:object-count="0" meta:page-count="17" meta:paragraph-count="1354" meta:word-count="3117" meta:character-count="23217" meta:non-whitespace-character-count="19475"/>
    <meta:user-defined meta:name="Informações 1"/>
    <meta:user-defined meta:name="Informações 2"/>
    <meta:user-defined meta:name="Informações 3"/>
    <meta:user-defined meta:name="Informações 4"/>
  </office:meta>
</office:document-meta>
</file>